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868in" fo:margin-left="0in" fo:margin-top="0in" fo:margin-bottom="0in" table:align="left"/>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background-image/>
      </style:table-cell-properties>
    </style:style>
    <style:style style:name="Table2" style:family="table">
      <style:table-properties style:width="6.6868in" fo:margin-left="0in" fo:margin-top="0in" fo:margin-bottom="0in" table:align="left"/>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background-image/>
      </style:table-cell-properties>
    </style:style>
    <style:style style:name="Table3" style:family="table">
      <style:table-properties style:width="6.6868in" fo:margin-left="0in" fo:margin-top="0in" fo:margin-bottom="0in" table:align="left"/>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background-image/>
      </style:table-cell-properties>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background-image/>
      </style:table-cell-properties>
    </style:style>
    <style:style style:name="Table5" style:family="table">
      <style:table-properties style:width="6.6868in" fo:margin-left="0in" fo:margin-top="0in" fo:margin-bottom="0in" table:align="left"/>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background-image/>
      </style:table-cell-properties>
    </style:style>
    <style:style style:name="Table6" style:family="table">
      <style:table-properties style:width="6.6868in" fo:margin-left="0in" fo:margin-top="0in" fo:margin-bottom="0in" table:align="left"/>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background-image/>
      </style:table-cell-properties>
    </style:style>
    <style:style style:name="Table7" style:family="table">
      <style:table-properties style:width="6.6771in" fo:margin-left="0in" fo:margin-top="0in" fo:margin-bottom="0in" table:align="left"/>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style>
    <style:style style:name="Table7.B3" style:family="table-cell">
      <style:table-cell-properties fo:padding-left="0.075in" fo:padding-right="0.075in" fo:padding-top="0in" fo:padding-bottom="0in" fo:border-left="0.5pt solid #d9d9d9" fo:border-right="none" fo:border-top="none" fo:border-bottom="none"/>
    </style:style>
    <style:style style:name="Table7.A4" style:family="table-cell">
      <style:table-cell-properties fo:padding-left="0.075in" fo:padding-right="0.075in" fo:padding-top="0in" fo:padding-bottom="0in" fo:border-left="none" fo:border-right="0.5pt solid #d9d9d9" fo:border-top="none" fo:border-bottom="none"/>
    </style:style>
    <style:style style:name="Table7.B4" style:family="table-cell">
      <style:table-cell-properties fo:padding-left="0.075in" fo:padding-right="0.075in" fo:padding-top="0in" fo:padding-bottom="0in" fo:border-left="0.5pt solid #d9d9d9" fo:border-right="none" fo:border-top="none" fo:border-bottom="none"/>
    </style:style>
    <style:style style:name="Table7.A5" style:family="table-cell">
      <style:table-cell-properties fo:padding-left="0.075in" fo:padding-right="0.075in" fo:padding-top="0in" fo:padding-bottom="0in" fo:border-left="none" fo:border-right="0.5pt solid #d9d9d9" fo:border-top="none" fo:border-bottom="none"/>
    </style:style>
    <style:style style:name="Table7.B5" style:family="table-cell">
      <style:table-cell-properties fo:padding-left="0.075in" fo:padding-right="0.075in" fo:padding-top="0in" fo:padding-bottom="0in" fo:border-left="0.5pt solid #d9d9d9" fo:border-right="none" fo:border-top="none" fo:border-bottom="none"/>
    </style:style>
    <style:style style:name="Table7.A6" style:family="table-cell">
      <style:table-cell-properties fo:padding-left="0.075in" fo:padding-right="0.075in" fo:padding-top="0in" fo:padding-bottom="0in" fo:border-left="none" fo:border-right="0.5pt solid #d9d9d9" fo:border-top="none" fo:border-bottom="none"/>
    </style:style>
    <style:style style:name="Table7.B6" style:family="table-cell">
      <style:table-cell-properties fo:padding-left="0.075in" fo:padding-right="0.075in" fo:padding-top="0in" fo:padding-bottom="0in" fo:border-left="0.5pt solid #d9d9d9" fo:border-right="none" fo:border-top="none" fo:border-bottom="none"/>
    </style:style>
    <style:style style:name="Table7.A7" style:family="table-cell">
      <style:table-cell-properties fo:padding-left="0.075in" fo:padding-right="0.075in" fo:padding-top="0in" fo:padding-bottom="0in" fo:border-left="none" fo:border-right="0.5pt solid #d9d9d9" fo:border-top="none" fo:border-bottom="none"/>
    </style:style>
    <style:style style:name="Table7.B7" style:family="table-cell">
      <style:table-cell-properties fo:padding-left="0.075in" fo:padding-right="0.075in" fo:padding-top="0in" fo:padding-bottom="0in" fo:border-left="0.5pt solid #d9d9d9" fo:border-right="none" fo:border-top="none" fo:border-bottom="none"/>
    </style:style>
    <style:style style:name="Table7.A8" style:family="table-cell">
      <style:table-cell-properties fo:padding-left="0.075in" fo:padding-right="0.075in" fo:padding-top="0in" fo:padding-bottom="0in" fo:border-left="none" fo:border-right="0.5pt solid #d9d9d9" fo:border-top="none" fo:border-bottom="none"/>
    </style:style>
    <style:style style:name="Table7.B8" style:family="table-cell">
      <style:table-cell-properties fo:padding-left="0.075in" fo:padding-right="0.075in" fo:padding-top="0in" fo:padding-bottom="0in" fo:border-left="0.5pt solid #d9d9d9" fo:border-right="none" fo:border-top="none" fo:border-bottom="none"/>
    </style:style>
    <style:style style:name="Table7.A11" style:family="table-cell">
      <style:table-cell-properties fo:padding-left="0.075in" fo:padding-right="0.075in" fo:padding-top="0in" fo:padding-bottom="0in" fo:border-left="none" fo:border-right="0.5pt solid #d9d9d9" fo:border-top="none" fo:border-bottom="none"/>
    </style:style>
    <style:style style:name="Table7.B11" style:family="table-cell">
      <style:table-cell-properties fo:padding-left="0.075in" fo:padding-right="0.075in" fo:padding-top="0in" fo:padding-bottom="0in" fo:border-left="0.5pt solid #d9d9d9" fo:border-right="none" fo:border-top="none" fo:border-bottom="none"/>
    </style:style>
    <style:style style:name="Table7.A12" style:family="table-cell">
      <style:table-cell-properties fo:padding-left="0.075in" fo:padding-right="0.075in" fo:padding-top="0in" fo:padding-bottom="0in" fo:border-left="none" fo:border-right="0.5pt solid #d9d9d9" fo:border-top="none" fo:border-bottom="none"/>
    </style:style>
    <style:style style:name="Table7.B12" style:family="table-cell">
      <style:table-cell-properties fo:padding-left="0.075in" fo:padding-right="0.075in" fo:padding-top="0in" fo:padding-bottom="0in" fo:border-left="0.5pt solid #d9d9d9" fo:border-right="none" fo:border-top="none" fo:border-bottom="none"/>
    </style:style>
    <style:style style:name="Table7.A13" style:family="table-cell">
      <style:table-cell-properties fo:padding-left="0.075in" fo:padding-right="0.075in" fo:padding-top="0in" fo:padding-bottom="0in" fo:border-left="none" fo:border-right="0.5pt solid #d9d9d9" fo:border-top="none" fo:border-bottom="none"/>
    </style:style>
    <style:style style:name="Table7.B13" style:family="table-cell">
      <style:table-cell-properties fo:padding-left="0.075in" fo:padding-right="0.075in" fo:padding-top="0in" fo:padding-bottom="0in" fo:border-left="0.5pt solid #d9d9d9" fo:border-right="none" fo:border-top="none" fo:border-bottom="none"/>
    </style:style>
    <style:style style:name="Table7.A14" style:family="table-cell">
      <style:table-cell-properties fo:padding-left="0.075in" fo:padding-right="0.075in" fo:padding-top="0in" fo:padding-bottom="0in" fo:border-left="none" fo:border-right="0.5pt solid #d9d9d9" fo:border-top="none" fo:border-bottom="none"/>
    </style:style>
    <style:style style:name="Table7.B14" style:family="table-cell">
      <style:table-cell-properties fo:padding-left="0.075in" fo:padding-right="0.075in" fo:padding-top="0in" fo:padding-bottom="0in" fo:border-left="0.5pt solid #d9d9d9" fo:border-right="none" fo:border-top="none" fo:border-bottom="none"/>
    </style:style>
    <style:style style:name="Table7.A15" style:family="table-cell">
      <style:table-cell-properties fo:padding-left="0.075in" fo:padding-right="0.075in" fo:padding-top="0in" fo:padding-bottom="0in" fo:border-left="none" fo:border-right="0.5pt solid #d9d9d9" fo:border-top="none" fo:border-bottom="none"/>
    </style:style>
    <style:style style:name="Table7.B15" style:family="table-cell">
      <style:table-cell-properties fo:padding-left="0.075in" fo:padding-right="0.075in" fo:padding-top="0in" fo:padding-bottom="0in" fo:border-left="0.5pt solid #d9d9d9" fo:border-right="none" fo:border-top="none" fo:border-bottom="none"/>
    </style:style>
    <style:style style:name="Table7.A16" style:family="table-cell">
      <style:table-cell-properties fo:padding-left="0.075in" fo:padding-right="0.075in" fo:padding-top="0in" fo:padding-bottom="0in" fo:border-left="none" fo:border-right="0.5pt solid #d9d9d9" fo:border-top="none" fo:border-bottom="none"/>
    </style:style>
    <style:style style:name="Table7.B16" style:family="table-cell">
      <style:table-cell-properties fo:padding-left="0.075in" fo:padding-right="0.075in" fo:padding-top="0in" fo:padding-bottom="0in" fo:border-left="0.5pt solid #d9d9d9" fo:border-right="none" fo:border-top="none" fo:border-bottom="none"/>
    </style:style>
    <style:style style:name="Table7.A19" style:family="table-cell">
      <style:table-cell-properties fo:padding-left="0.075in" fo:padding-right="0.075in" fo:padding-top="0in" fo:padding-bottom="0in" fo:border-left="none" fo:border-right="0.5pt solid #d9d9d9" fo:border-top="none" fo:border-bottom="none"/>
    </style:style>
    <style:style style:name="Table7.B19" style:family="table-cell">
      <style:table-cell-properties fo:padding-left="0.075in" fo:padding-right="0.075in" fo:padding-top="0in" fo:padding-bottom="0in" fo:border-left="0.5pt solid #d9d9d9" fo:border-right="none" fo:border-top="none" fo:border-bottom="none"/>
    </style:style>
    <style:style style:name="Table7.A20" style:family="table-cell">
      <style:table-cell-properties fo:padding-left="0.075in" fo:padding-right="0.075in" fo:padding-top="0in" fo:padding-bottom="0in" fo:border-left="none" fo:border-right="0.5pt solid #d9d9d9" fo:border-top="none" fo:border-bottom="none"/>
    </style:style>
    <style:style style:name="Table7.B20" style:family="table-cell">
      <style:table-cell-properties fo:padding-left="0.075in" fo:padding-right="0.075in" fo:padding-top="0in" fo:padding-bottom="0in" fo:border-left="0.5pt solid #d9d9d9" fo:border-right="none" fo:border-top="none" fo:border-bottom="none"/>
    </style:style>
    <style:style style:name="Table7.A21" style:family="table-cell">
      <style:table-cell-properties fo:padding-left="0.075in" fo:padding-right="0.075in" fo:padding-top="0in" fo:padding-bottom="0in" fo:border-left="none" fo:border-right="0.5pt solid #d9d9d9" fo:border-top="none" fo:border-bottom="none"/>
    </style:style>
    <style:style style:name="Table7.B21" style:family="table-cell">
      <style:table-cell-properties fo:padding-left="0.075in" fo:padding-right="0.075in" fo:padding-top="0in" fo:padding-bottom="0in" fo:border-left="0.5pt solid #d9d9d9" fo:border-right="none" fo:border-top="none" fo:border-bottom="none"/>
    </style:style>
    <style:style style:name="Table7.A22" style:family="table-cell">
      <style:table-cell-properties fo:padding-left="0.075in" fo:padding-right="0.075in" fo:padding-top="0in" fo:padding-bottom="0in" fo:border-left="none" fo:border-right="0.5pt solid #d9d9d9" fo:border-top="none" fo:border-bottom="none"/>
    </style:style>
    <style:style style:name="Table7.B22" style:family="table-cell">
      <style:table-cell-properties fo:padding-left="0.075in" fo:padding-right="0.075in" fo:padding-top="0in" fo:padding-bottom="0in" fo:border-left="0.5pt solid #d9d9d9" fo:border-right="none" fo:border-top="none" fo:border-bottom="none"/>
    </style:style>
    <style:style style:name="Table7.A23" style:family="table-cell">
      <style:table-cell-properties fo:padding-left="0.075in" fo:padding-right="0.075in" fo:padding-top="0in" fo:padding-bottom="0in" fo:border-left="none" fo:border-right="0.5pt solid #d9d9d9" fo:border-top="none" fo:border-bottom="none"/>
    </style:style>
    <style:style style:name="Table7.B23" style:family="table-cell">
      <style:table-cell-properties fo:padding-left="0.075in" fo:padding-right="0.075in" fo:padding-top="0in" fo:padding-bottom="0in" fo:border-left="0.5pt solid #d9d9d9" fo:border-right="none" fo:border-top="none" fo:border-bottom="none"/>
    </style:style>
    <style:style style:name="Table7.A24" style:family="table-cell">
      <style:table-cell-properties fo:padding-left="0.075in" fo:padding-right="0.075in" fo:padding-top="0in" fo:padding-bottom="0in" fo:border-left="none" fo:border-right="0.5pt solid #d9d9d9" fo:border-top="none" fo:border-bottom="none"/>
    </style:style>
    <style:style style:name="Table7.B24" style:family="table-cell">
      <style:table-cell-properties fo:padding-left="0.075in" fo:padding-right="0.075in" fo:padding-top="0in" fo:padding-bottom="0in" fo:border-left="0.5pt solid #d9d9d9" fo:border-right="none" fo:border-top="none" fo:border-bottom="none"/>
    </style:style>
    <style:style style:name="Table7.A26" style:family="table-cell">
      <style:table-cell-properties fo:padding-left="0.075in" fo:padding-right="0.075in" fo:padding-top="0in" fo:padding-bottom="0in" fo:border-left="none" fo:border-right="0.5pt solid #d9d9d9" fo:border-top="none" fo:border-bottom="none"/>
    </style:style>
    <style:style style:name="Table7.B26" style:family="table-cell">
      <style:table-cell-properties fo:padding-left="0.075in" fo:padding-right="0.075in" fo:padding-top="0in" fo:padding-bottom="0in" fo:border-left="0.5pt solid #d9d9d9" fo:border-right="none" fo:border-top="none" fo:border-bottom="none"/>
    </style:style>
    <style:style style:name="Table7.A27" style:family="table-cell">
      <style:table-cell-properties fo:padding-left="0.075in" fo:padding-right="0.075in" fo:padding-top="0in" fo:padding-bottom="0in" fo:border-left="none" fo:border-right="0.5pt solid #d9d9d9" fo:border-top="none" fo:border-bottom="none"/>
    </style:style>
    <style:style style:name="Table7.B27" style:family="table-cell">
      <style:table-cell-properties fo:padding-left="0.075in" fo:padding-right="0.075in" fo:padding-top="0in" fo:padding-bottom="0in" fo:border-left="0.5pt solid #d9d9d9" fo:border-right="none" fo:border-top="none" fo:border-bottom="none"/>
    </style:style>
    <style:style style:name="Table7.A28" style:family="table-cell">
      <style:table-cell-properties fo:padding-left="0.075in" fo:padding-right="0.075in" fo:padding-top="0in" fo:padding-bottom="0in" fo:border-left="none" fo:border-right="0.5pt solid #d9d9d9" fo:border-top="none" fo:border-bottom="none"/>
    </style:style>
    <style:style style:name="Table7.B28" style:family="table-cell">
      <style:table-cell-properties fo:padding-left="0.075in" fo:padding-right="0.075in" fo:padding-top="0in" fo:padding-bottom="0in" fo:border-left="0.5pt solid #d9d9d9" fo:border-right="none" fo:border-top="none" fo:border-bottom="none"/>
    </style:style>
    <style:style style:name="Table7.A29" style:family="table-cell">
      <style:table-cell-properties fo:padding-left="0.075in" fo:padding-right="0.075in" fo:padding-top="0in" fo:padding-bottom="0in" fo:border-left="none" fo:border-right="0.5pt solid #d9d9d9" fo:border-top="none" fo:border-bottom="none"/>
    </style:style>
    <style:style style:name="Table7.B29" style:family="table-cell">
      <style:table-cell-properties fo:padding-left="0.075in" fo:padding-right="0.075in" fo:padding-top="0in" fo:padding-bottom="0in" fo:border-left="0.5pt solid #d9d9d9" fo:border-right="none" fo:border-top="none" fo:border-bottom="none"/>
    </style:style>
    <style:style style:name="Table7.A30" style:family="table-cell">
      <style:table-cell-properties fo:padding-left="0.075in" fo:padding-right="0.075in" fo:padding-top="0in" fo:padding-bottom="0in" fo:border-left="none" fo:border-right="0.5pt solid #d9d9d9" fo:border-top="none" fo:border-bottom="none"/>
    </style:style>
    <style:style style:name="Table7.B30" style:family="table-cell">
      <style:table-cell-properties fo:padding-left="0.075in" fo:padding-right="0.075in" fo:padding-top="0in" fo:padding-bottom="0in" fo:border-left="0.5pt solid #d9d9d9" fo:border-right="none" fo:border-top="none" fo:border-bottom="none"/>
    </style:style>
    <style:style style:name="Table7.A31" style:family="table-cell">
      <style:table-cell-properties fo:padding-left="0.075in" fo:padding-right="0.075in" fo:padding-top="0in" fo:padding-bottom="0in" fo:border-left="none" fo:border-right="0.5pt solid #d9d9d9" fo:border-top="none" fo:border-bottom="none"/>
    </style:style>
    <style:style style:name="Table7.B31" style:family="table-cell">
      <style:table-cell-properties fo:padding-left="0.075in" fo:padding-right="0.075in" fo:padding-top="0in" fo:padding-bottom="0in" fo:border-left="0.5pt solid #d9d9d9" fo:border-right="none" fo:border-top="none" fo:border-bottom="none"/>
    </style:style>
    <style:style style:name="Table7.B32" style:family="table-cell">
      <style:table-cell-properties fo:background-color="#f2f2f2" fo:padding-left="0.075in" fo:padding-right="0.075in" fo:padding-top="0in" fo:padding-bottom="0in" fo:border-left="0.5pt solid #d9d9d9" fo:border-right="none" fo:border-top="none" fo:border-bottom="none">
        <style:background-image/>
      </style:table-cell-properties>
    </style:style>
    <style:style style:name="Table7.A33" style:family="table-cell">
      <style:table-cell-properties fo:padding-left="0.075in" fo:padding-right="0.075in" fo:padding-top="0in" fo:padding-bottom="0in" fo:border-left="none" fo:border-right="0.5pt solid #d9d9d9" fo:border-top="none" fo:border-bottom="none"/>
    </style:style>
    <style:style style:name="Table7.B33" style:family="table-cell">
      <style:table-cell-properties fo:padding-left="0.075in" fo:padding-right="0.075in" fo:padding-top="0in" fo:padding-bottom="0in" fo:border-left="0.5pt solid #d9d9d9" fo:border-right="none" fo:border-top="none" fo:border-bottom="none"/>
    </style:style>
    <style:style style:name="Table7.A34" style:family="table-cell">
      <style:table-cell-properties fo:padding-left="0.075in" fo:padding-right="0.075in" fo:padding-top="0in" fo:padding-bottom="0in" fo:border-left="none" fo:border-right="0.5pt solid #d9d9d9" fo:border-top="none" fo:border-bottom="none"/>
    </style:style>
    <style:style style:name="Table7.B34" style:family="table-cell">
      <style:table-cell-properties fo:padding-left="0.075in" fo:padding-right="0.075in" fo:padding-top="0in" fo:padding-bottom="0in" fo:border-left="0.5pt solid #d9d9d9" fo:border-right="none" fo:border-top="none" fo:border-bottom="none"/>
    </style:style>
    <style:style style:name="Table7.A35" style:family="table-cell">
      <style:table-cell-properties fo:padding-left="0.075in" fo:padding-right="0.075in" fo:padding-top="0in" fo:padding-bottom="0in" fo:border-left="none" fo:border-right="0.5pt solid #d9d9d9" fo:border-top="none" fo:border-bottom="none"/>
    </style:style>
    <style:style style:name="Table7.B35" style:family="table-cell">
      <style:table-cell-properties fo:padding-left="0.075in" fo:padding-right="0.075in" fo:padding-top="0in" fo:padding-bottom="0in" fo:border-left="0.5pt solid #d9d9d9" fo:border-right="none" fo:border-top="none" fo:border-bottom="none"/>
    </style:style>
    <style:style style:name="Table7.A36" style:family="table-cell">
      <style:table-cell-properties fo:padding-left="0.075in" fo:padding-right="0.075in" fo:padding-top="0in" fo:padding-bottom="0in" fo:border-left="none" fo:border-right="0.5pt solid #d9d9d9" fo:border-top="none" fo:border-bottom="none"/>
    </style:style>
    <style:style style:name="Table7.B36" style:family="table-cell">
      <style:table-cell-properties fo:padding-left="0.075in" fo:padding-right="0.075in" fo:padding-top="0in" fo:padding-bottom="0in" fo:border-left="0.5pt solid #d9d9d9" fo:border-right="none" fo:border-top="none" fo:border-bottom="none"/>
    </style:style>
    <style:style style:name="Table7.A37" style:family="table-cell">
      <style:table-cell-properties fo:padding-left="0.075in" fo:padding-right="0.075in" fo:padding-top="0in" fo:padding-bottom="0in" fo:border-left="none" fo:border-right="0.5pt solid #d9d9d9" fo:border-top="none" fo:border-bottom="none"/>
    </style:style>
    <style:style style:name="Table7.B37" style:family="table-cell">
      <style:table-cell-properties fo:padding-left="0.075in" fo:padding-right="0.075in" fo:padding-top="0in" fo:padding-bottom="0in" fo:border-left="0.5pt solid #d9d9d9" fo:border-right="none" fo:border-top="none" fo:border-bottom="none"/>
    </style:style>
    <style:style style:name="Table7.A38" style:family="table-cell">
      <style:table-cell-properties fo:padding-left="0.075in" fo:padding-right="0.075in" fo:padding-top="0in" fo:padding-bottom="0in" fo:border-left="none" fo:border-right="0.5pt solid #d9d9d9" fo:border-top="none" fo:border-bottom="none"/>
    </style:style>
    <style:style style:name="Table7.B38" style:family="table-cell">
      <style:table-cell-properties fo:padding-left="0.075in" fo:padding-right="0.075in" fo:padding-top="0in" fo:padding-bottom="0in" fo:border-left="0.5pt solid #d9d9d9" fo:border-right="none" fo:border-top="none" fo:border-bottom="none"/>
    </style:style>
    <style:style style:name="Table7.A40" style:family="table-cell">
      <style:table-cell-properties fo:padding-left="0.075in" fo:padding-right="0.075in" fo:padding-top="0in" fo:padding-bottom="0in" fo:border-left="none" fo:border-right="0.5pt solid #d9d9d9" fo:border-top="none" fo:border-bottom="none"/>
    </style:style>
    <style:style style:name="Table7.B40" style:family="table-cell">
      <style:table-cell-properties fo:padding-left="0.075in" fo:padding-right="0.075in" fo:padding-top="0in" fo:padding-bottom="0in" fo:border-left="0.5pt solid #d9d9d9" fo:border-right="none" fo:border-top="none" fo:border-bottom="none"/>
    </style:style>
    <style:style style:name="Table7.A41" style:family="table-cell">
      <style:table-cell-properties fo:padding-left="0.075in" fo:padding-right="0.075in" fo:padding-top="0in" fo:padding-bottom="0in" fo:border-left="none" fo:border-right="0.5pt solid #d9d9d9" fo:border-top="none" fo:border-bottom="none"/>
    </style:style>
    <style:style style:name="Table7.B41" style:family="table-cell">
      <style:table-cell-properties fo:padding-left="0.075in" fo:padding-right="0.075in" fo:padding-top="0in" fo:padding-bottom="0in" fo:border-left="0.5pt solid #d9d9d9" fo:border-right="none" fo:border-top="none" fo:border-bottom="none"/>
    </style:style>
    <style:style style:name="Table7.A42" style:family="table-cell">
      <style:table-cell-properties fo:padding-left="0.075in" fo:padding-right="0.075in" fo:padding-top="0in" fo:padding-bottom="0in" fo:border-left="none" fo:border-right="0.5pt solid #d9d9d9" fo:border-top="none" fo:border-bottom="none"/>
    </style:style>
    <style:style style:name="Table7.B42" style:family="table-cell">
      <style:table-cell-properties fo:padding-left="0.075in" fo:padding-right="0.075in" fo:padding-top="0in" fo:padding-bottom="0in" fo:border-left="0.5pt solid #d9d9d9" fo:border-right="none" fo:border-top="none" fo:border-bottom="none"/>
    </style:style>
    <style:style style:name="Table7.A43" style:family="table-cell">
      <style:table-cell-properties fo:padding-left="0.075in" fo:padding-right="0.075in" fo:padding-top="0in" fo:padding-bottom="0in" fo:border-left="none" fo:border-right="0.5pt solid #d9d9d9" fo:border-top="none" fo:border-bottom="none"/>
    </style:style>
    <style:style style:name="Table7.B43" style:family="table-cell">
      <style:table-cell-properties fo:padding-left="0.075in" fo:padding-right="0.075in" fo:padding-top="0in" fo:padding-bottom="0in" fo:border-left="0.5pt solid #d9d9d9" fo:border-right="none" fo:border-top="none" fo:border-bottom="none"/>
    </style:style>
    <style:style style:name="Table7.A44" style:family="table-cell">
      <style:table-cell-properties fo:padding-left="0.075in" fo:padding-right="0.075in" fo:padding-top="0in" fo:padding-bottom="0in" fo:border-left="none" fo:border-right="0.5pt solid #d9d9d9" fo:border-top="none" fo:border-bottom="none"/>
    </style:style>
    <style:style style:name="Table7.B44" style:family="table-cell">
      <style:table-cell-properties fo:padding-left="0.075in" fo:padding-right="0.075in" fo:padding-top="0in" fo:padding-bottom="0in" fo:border-left="0.5pt solid #d9d9d9" fo:border-right="none" fo:border-top="none" fo:border-bottom="none"/>
    </style:style>
    <style:style style:name="Table7.A45" style:family="table-cell">
      <style:table-cell-properties fo:padding-left="0.075in" fo:padding-right="0.075in" fo:padding-top="0in" fo:padding-bottom="0in" fo:border-left="none" fo:border-right="0.5pt solid #d9d9d9" fo:border-top="none" fo:border-bottom="none"/>
    </style:style>
    <style:style style:name="Table7.B45" style:family="table-cell">
      <style:table-cell-properties fo:padding-left="0.075in" fo:padding-right="0.075in" fo:padding-top="0in" fo:padding-bottom="0in" fo:border-left="0.5pt solid #d9d9d9" fo:border-right="none" fo:border-top="none" fo:border-bottom="none"/>
    </style:style>
    <style:style style:name="Table7.A47" style:family="table-cell">
      <style:table-cell-properties fo:padding-left="0.075in" fo:padding-right="0.075in" fo:padding-top="0in" fo:padding-bottom="0in" fo:border-left="none" fo:border-right="0.5pt solid #d9d9d9" fo:border-top="none" fo:border-bottom="none"/>
    </style:style>
    <style:style style:name="Table7.B47" style:family="table-cell">
      <style:table-cell-properties fo:padding-left="0.075in" fo:padding-right="0.075in" fo:padding-top="0in" fo:padding-bottom="0in" fo:border-left="0.5pt solid #d9d9d9" fo:border-right="none" fo:border-top="none" fo:border-bottom="none"/>
    </style:style>
    <style:style style:name="Table7.A48" style:family="table-cell">
      <style:table-cell-properties fo:padding-left="0.075in" fo:padding-right="0.075in" fo:padding-top="0in" fo:padding-bottom="0in" fo:border-left="none" fo:border-right="0.5pt solid #d9d9d9" fo:border-top="none" fo:border-bottom="none"/>
    </style:style>
    <style:style style:name="Table7.B48" style:family="table-cell">
      <style:table-cell-properties fo:padding-left="0.075in" fo:padding-right="0.075in" fo:padding-top="0in" fo:padding-bottom="0in" fo:border-left="0.5pt solid #d9d9d9" fo:border-right="none" fo:border-top="none" fo:border-bottom="none"/>
    </style:style>
    <style:style style:name="Table7.A49" style:family="table-cell">
      <style:table-cell-properties fo:padding-left="0.075in" fo:padding-right="0.075in" fo:padding-top="0in" fo:padding-bottom="0in" fo:border-left="none" fo:border-right="0.5pt solid #d9d9d9" fo:border-top="none" fo:border-bottom="none"/>
    </style:style>
    <style:style style:name="Table7.B49" style:family="table-cell">
      <style:table-cell-properties fo:padding-left="0.075in" fo:padding-right="0.075in" fo:padding-top="0in" fo:padding-bottom="0in" fo:border-left="0.5pt solid #d9d9d9" fo:border-right="none" fo:border-top="none" fo:border-bottom="none"/>
    </style:style>
    <style:style style:name="Table7.A50" style:family="table-cell">
      <style:table-cell-properties fo:padding-left="0.075in" fo:padding-right="0.075in" fo:padding-top="0in" fo:padding-bottom="0in" fo:border-left="none" fo:border-right="0.5pt solid #d9d9d9" fo:border-top="none" fo:border-bottom="none"/>
    </style:style>
    <style:style style:name="Table7.B50" style:family="table-cell">
      <style:table-cell-properties fo:padding-left="0.075in" fo:padding-right="0.075in" fo:padding-top="0in" fo:padding-bottom="0in" fo:border-left="0.5pt solid #d9d9d9" fo:border-right="none" fo:border-top="none" fo:border-bottom="none"/>
    </style:style>
    <style:style style:name="Table7.A51" style:family="table-cell">
      <style:table-cell-properties fo:padding-left="0.075in" fo:padding-right="0.075in" fo:padding-top="0in" fo:padding-bottom="0in" fo:border-left="none" fo:border-right="0.5pt solid #d9d9d9" fo:border-top="none" fo:border-bottom="none"/>
    </style:style>
    <style:style style:name="Table7.B51" style:family="table-cell">
      <style:table-cell-properties fo:padding-left="0.075in" fo:padding-right="0.075in" fo:padding-top="0in" fo:padding-bottom="0in" fo:border-left="0.5pt solid #d9d9d9" fo:border-right="none" fo:border-top="none" fo:border-bottom="none"/>
    </style:style>
    <style:style style:name="Table7.A52" style:family="table-cell">
      <style:table-cell-properties fo:padding-left="0.075in" fo:padding-right="0.075in" fo:padding-top="0in" fo:padding-bottom="0in" fo:border-left="none" fo:border-right="0.5pt solid #d9d9d9" fo:border-top="none" fo:border-bottom="none"/>
    </style:style>
    <style:style style:name="Table7.B52" style:family="table-cell">
      <style:table-cell-properties fo:padding-left="0.075in" fo:padding-right="0.075in" fo:padding-top="0in" fo:padding-bottom="0in" fo:border-left="0.5pt solid #d9d9d9" fo:border-right="none" fo:border-top="none" fo:border-bottom="none"/>
    </style:style>
    <style:style style:name="Table7.A54" style:family="table-cell">
      <style:table-cell-properties fo:padding-left="0.075in" fo:padding-right="0.075in" fo:padding-top="0in" fo:padding-bottom="0in" fo:border-left="none" fo:border-right="0.5pt solid #d9d9d9" fo:border-top="none" fo:border-bottom="none"/>
    </style:style>
    <style:style style:name="Table7.B54" style:family="table-cell">
      <style:table-cell-properties fo:padding-left="0.075in" fo:padding-right="0.075in" fo:padding-top="0in" fo:padding-bottom="0in" fo:border-left="0.5pt solid #d9d9d9" fo:border-right="none" fo:border-top="none" fo:border-bottom="none"/>
    </style:style>
    <style:style style:name="Table7.A55" style:family="table-cell">
      <style:table-cell-properties fo:padding-left="0.075in" fo:padding-right="0.075in" fo:padding-top="0in" fo:padding-bottom="0in" fo:border-left="none" fo:border-right="0.5pt solid #d9d9d9" fo:border-top="none" fo:border-bottom="none"/>
    </style:style>
    <style:style style:name="Table7.B55" style:family="table-cell">
      <style:table-cell-properties fo:padding-left="0.075in" fo:padding-right="0.075in" fo:padding-top="0in" fo:padding-bottom="0in" fo:border-left="0.5pt solid #d9d9d9" fo:border-right="none" fo:border-top="none" fo:border-bottom="none"/>
    </style:style>
    <style:style style:name="Table7.A56" style:family="table-cell">
      <style:table-cell-properties fo:padding-left="0.075in" fo:padding-right="0.075in" fo:padding-top="0in" fo:padding-bottom="0in" fo:border-left="none" fo:border-right="0.5pt solid #d9d9d9" fo:border-top="none" fo:border-bottom="none"/>
    </style:style>
    <style:style style:name="Table7.B56" style:family="table-cell">
      <style:table-cell-properties fo:padding-left="0.075in" fo:padding-right="0.075in" fo:padding-top="0in" fo:padding-bottom="0in" fo:border-left="0.5pt solid #d9d9d9" fo:border-right="none" fo:border-top="none" fo:border-bottom="none"/>
    </style:style>
    <style:style style:name="Table7.A57" style:family="table-cell">
      <style:table-cell-properties fo:padding-left="0.075in" fo:padding-right="0.075in" fo:padding-top="0in" fo:padding-bottom="0in" fo:border-left="none" fo:border-right="0.5pt solid #d9d9d9" fo:border-top="none" fo:border-bottom="none"/>
    </style:style>
    <style:style style:name="Table7.B57" style:family="table-cell">
      <style:table-cell-properties fo:padding-left="0.075in" fo:padding-right="0.075in" fo:padding-top="0in" fo:padding-bottom="0in" fo:border-left="0.5pt solid #d9d9d9" fo:border-right="none" fo:border-top="none" fo:border-bottom="none"/>
    </style:style>
    <style:style style:name="Table7.A58" style:family="table-cell">
      <style:table-cell-properties fo:padding-left="0.075in" fo:padding-right="0.075in" fo:padding-top="0in" fo:padding-bottom="0in" fo:border-left="none" fo:border-right="0.5pt solid #d9d9d9" fo:border-top="none" fo:border-bottom="none"/>
    </style:style>
    <style:style style:name="Table7.B58" style:family="table-cell">
      <style:table-cell-properties fo:padding-left="0.075in" fo:padding-right="0.075in" fo:padding-top="0in" fo:padding-bottom="0in" fo:border-left="0.5pt solid #d9d9d9" fo:border-right="none" fo:border-top="none" fo:border-bottom="none"/>
    </style:style>
    <style:style style:name="Table7.A59" style:family="table-cell">
      <style:table-cell-properties fo:padding-left="0.075in" fo:padding-right="0.075in" fo:padding-top="0in" fo:padding-bottom="0in" fo:border-left="none" fo:border-right="0.5pt solid #d9d9d9" fo:border-top="none" fo:border-bottom="none"/>
    </style:style>
    <style:style style:name="Table7.B59" style:family="table-cell">
      <style:table-cell-properties fo:padding-left="0.075in" fo:padding-right="0.075in" fo:padding-top="0in" fo:padding-bottom="0in" fo:border-left="0.5pt solid #d9d9d9" fo:border-right="none" fo:border-top="none" fo:border-bottom="none"/>
    </style:style>
    <style:style style:name="Table7.A62" style:family="table-cell">
      <style:table-cell-properties fo:padding-left="0.075in" fo:padding-right="0.075in" fo:padding-top="0in" fo:padding-bottom="0in" fo:border-left="none" fo:border-right="0.5pt solid #d9d9d9" fo:border-top="none" fo:border-bottom="none"/>
    </style:style>
    <style:style style:name="Table7.B62" style:family="table-cell">
      <style:table-cell-properties fo:padding-left="0.075in" fo:padding-right="0.075in" fo:padding-top="0in" fo:padding-bottom="0in" fo:border-left="0.5pt solid #d9d9d9" fo:border-right="none" fo:border-top="none" fo:border-bottom="none"/>
    </style:style>
    <style:style style:name="Table7.A63" style:family="table-cell">
      <style:table-cell-properties fo:padding-left="0.075in" fo:padding-right="0.075in" fo:padding-top="0in" fo:padding-bottom="0in" fo:border-left="none" fo:border-right="0.5pt solid #d9d9d9" fo:border-top="none" fo:border-bottom="none"/>
    </style:style>
    <style:style style:name="Table7.B63" style:family="table-cell">
      <style:table-cell-properties fo:padding-left="0.075in" fo:padding-right="0.075in" fo:padding-top="0in" fo:padding-bottom="0in" fo:border-left="0.5pt solid #d9d9d9" fo:border-right="none" fo:border-top="none" fo:border-bottom="none"/>
    </style:style>
    <style:style style:name="Table7.A64" style:family="table-cell">
      <style:table-cell-properties fo:padding-left="0.075in" fo:padding-right="0.075in" fo:padding-top="0in" fo:padding-bottom="0in" fo:border-left="none" fo:border-right="0.5pt solid #d9d9d9" fo:border-top="none" fo:border-bottom="none"/>
    </style:style>
    <style:style style:name="Table7.B64" style:family="table-cell">
      <style:table-cell-properties fo:padding-left="0.075in" fo:padding-right="0.075in" fo:padding-top="0in" fo:padding-bottom="0in" fo:border-left="0.5pt solid #d9d9d9" fo:border-right="none" fo:border-top="none" fo:border-bottom="none"/>
    </style:style>
    <style:style style:name="Table7.A65" style:family="table-cell">
      <style:table-cell-properties fo:padding-left="0.075in" fo:padding-right="0.075in" fo:padding-top="0in" fo:padding-bottom="0in" fo:border-left="none" fo:border-right="0.5pt solid #d9d9d9" fo:border-top="none" fo:border-bottom="none"/>
    </style:style>
    <style:style style:name="Table7.B65" style:family="table-cell">
      <style:table-cell-properties fo:padding-left="0.075in" fo:padding-right="0.075in" fo:padding-top="0in" fo:padding-bottom="0in" fo:border-left="0.5pt solid #d9d9d9" fo:border-right="none" fo:border-top="none" fo:border-bottom="none"/>
    </style:style>
    <style:style style:name="Table7.A66" style:family="table-cell">
      <style:table-cell-properties fo:padding-left="0.075in" fo:padding-right="0.075in" fo:padding-top="0in" fo:padding-bottom="0in" fo:border-left="none" fo:border-right="0.5pt solid #d9d9d9" fo:border-top="none" fo:border-bottom="none"/>
    </style:style>
    <style:style style:name="Table7.B66" style:family="table-cell">
      <style:table-cell-properties fo:padding-left="0.075in" fo:padding-right="0.075in" fo:padding-top="0in" fo:padding-bottom="0in" fo:border-left="0.5pt solid #d9d9d9" fo:border-right="none" fo:border-top="none" fo:border-bottom="none"/>
    </style:style>
    <style:style style:name="Table7.69" style:family="table-row">
      <style:table-row-properties style:min-row-height="0.1528in" fo:keep-together="auto"/>
    </style:style>
    <style:style style:name="Table7.A69" style:family="table-cell">
      <style:table-cell-properties fo:padding-left="0.075in" fo:padding-right="0.075in" fo:padding-top="0in" fo:padding-bottom="0in" fo:border-left="none" fo:border-right="0.5pt solid #d9d9d9" fo:border-top="none" fo:border-bottom="none"/>
    </style:style>
    <style:style style:name="Table7.B69" style:family="table-cell">
      <style:table-cell-properties fo:padding-left="0.075in" fo:padding-right="0.075in" fo:padding-top="0in" fo:padding-bottom="0in" fo:border-left="0.5pt solid #d9d9d9" fo:border-right="none" fo:border-top="none" fo:border-bottom="none"/>
    </style:style>
    <style:style style:name="Table7.A70" style:family="table-cell">
      <style:table-cell-properties fo:padding-left="0.075in" fo:padding-right="0.075in" fo:padding-top="0in" fo:padding-bottom="0in" fo:border-left="none" fo:border-right="0.5pt solid #d9d9d9" fo:border-top="none" fo:border-bottom="none"/>
    </style:style>
    <style:style style:name="Table7.B70" style:family="table-cell">
      <style:table-cell-properties fo:padding-left="0.075in" fo:padding-right="0.075in" fo:padding-top="0in" fo:padding-bottom="0in" fo:border-left="0.5pt solid #d9d9d9" fo:border-right="none" fo:border-top="none" fo:border-bottom="none"/>
    </style:style>
    <style:style style:name="Table7.A71" style:family="table-cell">
      <style:table-cell-properties fo:padding-left="0.075in" fo:padding-right="0.075in" fo:padding-top="0in" fo:padding-bottom="0in" fo:border-left="none" fo:border-right="0.5pt solid #d9d9d9" fo:border-top="none" fo:border-bottom="none"/>
    </style:style>
    <style:style style:name="Table7.B71" style:family="table-cell">
      <style:table-cell-properties fo:padding-left="0.075in" fo:padding-right="0.075in" fo:padding-top="0in" fo:padding-bottom="0in" fo:border-left="0.5pt solid #d9d9d9" fo:border-right="none" fo:border-top="none" fo:border-bottom="none"/>
    </style:style>
    <style:style style:name="Table7.A72" style:family="table-cell">
      <style:table-cell-properties fo:padding-left="0.075in" fo:padding-right="0.075in" fo:padding-top="0in" fo:padding-bottom="0in" fo:border-left="none" fo:border-right="0.5pt solid #d9d9d9" fo:border-top="none" fo:border-bottom="none"/>
    </style:style>
    <style:style style:name="Table7.B72" style:family="table-cell">
      <style:table-cell-properties fo:padding-left="0.075in" fo:padding-right="0.075in" fo:padding-top="0in" fo:padding-bottom="0in" fo:border-left="0.5pt solid #d9d9d9" fo:border-right="none" fo:border-top="none" fo:border-bottom="none"/>
    </style:style>
    <style:style style:name="Table7.A73" style:family="table-cell">
      <style:table-cell-properties fo:padding-left="0.075in" fo:padding-right="0.075in" fo:padding-top="0in" fo:padding-bottom="0in" fo:border-left="none" fo:border-right="0.5pt solid #d9d9d9" fo:border-top="none" fo:border-bottom="none"/>
    </style:style>
    <style:style style:name="Table7.B73" style:family="table-cell">
      <style:table-cell-properties fo:padding-left="0.075in" fo:padding-right="0.075in" fo:padding-top="0in" fo:padding-bottom="0in" fo:border-left="0.5pt solid #d9d9d9" fo:border-right="none" fo:border-top="none" fo:border-bottom="none"/>
    </style:style>
    <style:style style:name="Table7.A74" style:family="table-cell">
      <style:table-cell-properties fo:padding-left="0.075in" fo:padding-right="0.075in" fo:padding-top="0in" fo:padding-bottom="0in" fo:border-left="none" fo:border-right="0.5pt solid #d9d9d9" fo:border-top="none" fo:border-bottom="none"/>
    </style:style>
    <style:style style:name="Table7.B74" style:family="table-cell">
      <style:table-cell-properties fo:padding-left="0.075in" fo:padding-right="0.075in" fo:padding-top="0in" fo:padding-bottom="0in" fo:border-left="0.5pt solid #d9d9d9" fo:border-right="none" fo:border-top="none" fo:border-bottom="none"/>
    </style:style>
    <style:style style:name="Table7.A76" style:family="table-cell">
      <style:table-cell-properties fo:padding-left="0.075in" fo:padding-right="0.075in" fo:padding-top="0in" fo:padding-bottom="0in" fo:border-left="none" fo:border-right="0.5pt solid #d9d9d9" fo:border-top="none" fo:border-bottom="none"/>
    </style:style>
    <style:style style:name="Table7.B76" style:family="table-cell">
      <style:table-cell-properties fo:padding-left="0.075in" fo:padding-right="0.075in" fo:padding-top="0in" fo:padding-bottom="0in" fo:border-left="0.5pt solid #d9d9d9" fo:border-right="none" fo:border-top="none" fo:border-bottom="none"/>
    </style:style>
    <style:style style:name="Table7.A77" style:family="table-cell">
      <style:table-cell-properties fo:padding-left="0.075in" fo:padding-right="0.075in" fo:padding-top="0in" fo:padding-bottom="0in" fo:border-left="none" fo:border-right="0.5pt solid #d9d9d9" fo:border-top="none" fo:border-bottom="none"/>
    </style:style>
    <style:style style:name="Table7.B77" style:family="table-cell">
      <style:table-cell-properties fo:padding-left="0.075in" fo:padding-right="0.075in" fo:padding-top="0in" fo:padding-bottom="0in" fo:border-left="0.5pt solid #d9d9d9" fo:border-right="none" fo:border-top="none" fo:border-bottom="none"/>
    </style:style>
    <style:style style:name="Table7.A78" style:family="table-cell">
      <style:table-cell-properties fo:padding-left="0.075in" fo:padding-right="0.075in" fo:padding-top="0in" fo:padding-bottom="0in" fo:border-left="none" fo:border-right="0.5pt solid #d9d9d9" fo:border-top="none" fo:border-bottom="none"/>
    </style:style>
    <style:style style:name="Table7.B78" style:family="table-cell">
      <style:table-cell-properties fo:padding-left="0.075in" fo:padding-right="0.075in" fo:padding-top="0in" fo:padding-bottom="0in" fo:border-left="0.5pt solid #d9d9d9" fo:border-right="none" fo:border-top="none" fo:border-bottom="none"/>
    </style:style>
    <style:style style:name="Table7.A79" style:family="table-cell">
      <style:table-cell-properties fo:padding-left="0.075in" fo:padding-right="0.075in" fo:padding-top="0in" fo:padding-bottom="0in" fo:border-left="none" fo:border-right="0.5pt solid #d9d9d9" fo:border-top="none" fo:border-bottom="none"/>
    </style:style>
    <style:style style:name="Table7.B79" style:family="table-cell">
      <style:table-cell-properties fo:padding-left="0.075in" fo:padding-right="0.075in" fo:padding-top="0in" fo:padding-bottom="0in" fo:border-left="0.5pt solid #d9d9d9" fo:border-right="none" fo:border-top="none" fo:border-bottom="none"/>
    </style:style>
    <style:style style:name="Table7.A80" style:family="table-cell">
      <style:table-cell-properties fo:padding-left="0.075in" fo:padding-right="0.075in" fo:padding-top="0in" fo:padding-bottom="0in" fo:border-left="none" fo:border-right="0.5pt solid #d9d9d9" fo:border-top="none" fo:border-bottom="none"/>
    </style:style>
    <style:style style:name="Table7.B80" style:family="table-cell">
      <style:table-cell-properties fo:padding-left="0.075in" fo:padding-right="0.075in" fo:padding-top="0in" fo:padding-bottom="0in" fo:border-left="0.5pt solid #d9d9d9" fo:border-right="none" fo:border-top="none" fo:border-bottom="none"/>
    </style:style>
    <style:style style:name="Table7.A81" style:family="table-cell">
      <style:table-cell-properties fo:padding-left="0.075in" fo:padding-right="0.075in" fo:padding-top="0in" fo:padding-bottom="0in" fo:border-left="none" fo:border-right="0.5pt solid #d9d9d9" fo:border-top="none" fo:border-bottom="none"/>
    </style:style>
    <style:style style:name="Table7.B81" style:family="table-cell">
      <style:table-cell-properties fo:padding-left="0.075in" fo:padding-right="0.075in" fo:padding-top="0in" fo:padding-bottom="0in" fo:border-left="0.5pt solid #d9d9d9" fo:border-right="none" fo:border-top="none" fo:border-bottom="none"/>
    </style:style>
    <style:style style:name="Table7.A83" style:family="table-cell">
      <style:table-cell-properties fo:padding-left="0.075in" fo:padding-right="0.075in" fo:padding-top="0in" fo:padding-bottom="0in" fo:border-left="none" fo:border-right="0.5pt solid #d9d9d9" fo:border-top="none" fo:border-bottom="none"/>
    </style:style>
    <style:style style:name="Table7.B83" style:family="table-cell">
      <style:table-cell-properties fo:padding-left="0.075in" fo:padding-right="0.075in" fo:padding-top="0in" fo:padding-bottom="0in" fo:border-left="0.5pt solid #d9d9d9" fo:border-right="none" fo:border-top="none" fo:border-bottom="none"/>
    </style:style>
    <style:style style:name="Table7.A84" style:family="table-cell">
      <style:table-cell-properties fo:padding-left="0.075in" fo:padding-right="0.075in" fo:padding-top="0in" fo:padding-bottom="0in" fo:border-left="none" fo:border-right="0.5pt solid #d9d9d9" fo:border-top="none" fo:border-bottom="none"/>
    </style:style>
    <style:style style:name="Table7.B84" style:family="table-cell">
      <style:table-cell-properties fo:padding-left="0.075in" fo:padding-right="0.075in" fo:padding-top="0in" fo:padding-bottom="0in" fo:border-left="0.5pt solid #d9d9d9" fo:border-right="none" fo:border-top="none" fo:border-bottom="none"/>
    </style:style>
    <style:style style:name="Table7.A85" style:family="table-cell">
      <style:table-cell-properties fo:padding-left="0.075in" fo:padding-right="0.075in" fo:padding-top="0in" fo:padding-bottom="0in" fo:border-left="none" fo:border-right="0.5pt solid #d9d9d9" fo:border-top="none" fo:border-bottom="none"/>
    </style:style>
    <style:style style:name="Table7.B85" style:family="table-cell">
      <style:table-cell-properties fo:padding-left="0.075in" fo:padding-right="0.075in" fo:padding-top="0in" fo:padding-bottom="0in" fo:border-left="0.5pt solid #d9d9d9" fo:border-right="none" fo:border-top="none" fo:border-bottom="none"/>
    </style:style>
    <style:style style:name="Table7.A86" style:family="table-cell">
      <style:table-cell-properties fo:padding-left="0.075in" fo:padding-right="0.075in" fo:padding-top="0in" fo:padding-bottom="0in" fo:border-left="none" fo:border-right="0.5pt solid #d9d9d9" fo:border-top="none" fo:border-bottom="none"/>
    </style:style>
    <style:style style:name="Table7.B86" style:family="table-cell">
      <style:table-cell-properties fo:padding-left="0.075in" fo:padding-right="0.075in" fo:padding-top="0in" fo:padding-bottom="0in" fo:border-left="0.5pt solid #d9d9d9" fo:border-right="none" fo:border-top="none" fo:border-bottom="none"/>
    </style:style>
    <style:style style:name="Table7.A87" style:family="table-cell">
      <style:table-cell-properties fo:padding-left="0.075in" fo:padding-right="0.075in" fo:padding-top="0in" fo:padding-bottom="0in" fo:border-left="none" fo:border-right="0.5pt solid #d9d9d9" fo:border-top="none" fo:border-bottom="none"/>
    </style:style>
    <style:style style:name="Table7.B87" style:family="table-cell">
      <style:table-cell-properties fo:padding-left="0.075in" fo:padding-right="0.075in" fo:padding-top="0in" fo:padding-bottom="0in" fo:border-left="0.5pt solid #d9d9d9" fo:border-right="none" fo:border-top="none" fo:border-bottom="none"/>
    </style:style>
    <style:style style:name="Table7.A88" style:family="table-cell">
      <style:table-cell-properties fo:padding-left="0.075in" fo:padding-right="0.075in" fo:padding-top="0in" fo:padding-bottom="0in" fo:border-left="none" fo:border-right="0.5pt solid #d9d9d9" fo:border-top="none" fo:border-bottom="none"/>
    </style:style>
    <style:style style:name="Table7.B88" style:family="table-cell">
      <style:table-cell-properties fo:padding-left="0.075in" fo:padding-right="0.075in" fo:padding-top="0in" fo:padding-bottom="0in" fo:border-left="0.5pt solid #d9d9d9" fo:border-right="none" fo:border-top="none" fo:border-bottom="none"/>
    </style:style>
    <style:style style:name="Table7.A91" style:family="table-cell">
      <style:table-cell-properties fo:padding-left="0.075in" fo:padding-right="0.075in" fo:padding-top="0in" fo:padding-bottom="0in" fo:border-left="none" fo:border-right="0.5pt solid #d9d9d9" fo:border-top="none" fo:border-bottom="none"/>
    </style:style>
    <style:style style:name="Table7.B91" style:family="table-cell">
      <style:table-cell-properties fo:padding-left="0.075in" fo:padding-right="0.075in" fo:padding-top="0in" fo:padding-bottom="0in" fo:border-left="0.5pt solid #d9d9d9" fo:border-right="none" fo:border-top="none" fo:border-bottom="none"/>
    </style:style>
    <style:style style:name="Table7.A92" style:family="table-cell">
      <style:table-cell-properties fo:padding-left="0.075in" fo:padding-right="0.075in" fo:padding-top="0in" fo:padding-bottom="0in" fo:border-left="none" fo:border-right="0.5pt solid #d9d9d9" fo:border-top="none" fo:border-bottom="none"/>
    </style:style>
    <style:style style:name="Table7.B92" style:family="table-cell">
      <style:table-cell-properties fo:padding-left="0.075in" fo:padding-right="0.075in" fo:padding-top="0in" fo:padding-bottom="0in" fo:border-left="0.5pt solid #d9d9d9" fo:border-right="none" fo:border-top="none" fo:border-bottom="none"/>
    </style:style>
    <style:style style:name="Table7.A93" style:family="table-cell">
      <style:table-cell-properties fo:padding-left="0.075in" fo:padding-right="0.075in" fo:padding-top="0in" fo:padding-bottom="0in" fo:border-left="none" fo:border-right="0.5pt solid #d9d9d9" fo:border-top="none" fo:border-bottom="none"/>
    </style:style>
    <style:style style:name="Table7.B93" style:family="table-cell">
      <style:table-cell-properties fo:padding-left="0.075in" fo:padding-right="0.075in" fo:padding-top="0in" fo:padding-bottom="0in" fo:border-left="0.5pt solid #d9d9d9" fo:border-right="none" fo:border-top="none" fo:border-bottom="none"/>
    </style:style>
    <style:style style:name="Table7.A94" style:family="table-cell">
      <style:table-cell-properties fo:padding-left="0.075in" fo:padding-right="0.075in" fo:padding-top="0in" fo:padding-bottom="0in" fo:border-left="none" fo:border-right="0.5pt solid #d9d9d9" fo:border-top="none" fo:border-bottom="none"/>
    </style:style>
    <style:style style:name="Table7.B94" style:family="table-cell">
      <style:table-cell-properties fo:padding-left="0.075in" fo:padding-right="0.075in" fo:padding-top="0in" fo:padding-bottom="0in" fo:border-left="0.5pt solid #d9d9d9" fo:border-right="none" fo:border-top="none" fo:border-bottom="none"/>
    </style:style>
    <style:style style:name="Table7.A95" style:family="table-cell">
      <style:table-cell-properties fo:padding-left="0.075in" fo:padding-right="0.075in" fo:padding-top="0in" fo:padding-bottom="0in" fo:border-left="none" fo:border-right="0.5pt solid #d9d9d9" fo:border-top="none" fo:border-bottom="none"/>
    </style:style>
    <style:style style:name="Table7.B95" style:family="table-cell">
      <style:table-cell-properties fo:padding-left="0.075in" fo:padding-right="0.075in" fo:padding-top="0in" fo:padding-bottom="0in" fo:border-left="0.5pt solid #d9d9d9" fo:border-right="none" fo:border-top="none" fo:border-bottom="none"/>
    </style:style>
    <style:style style:name="Table7.A96" style:family="table-cell">
      <style:table-cell-properties fo:padding-left="0.075in" fo:padding-right="0.075in" fo:padding-top="0in" fo:padding-bottom="0in" fo:border-left="none" fo:border-right="0.5pt solid #d9d9d9" fo:border-top="none" fo:border-bottom="none"/>
    </style:style>
    <style:style style:name="Table7.B96" style:family="table-cell">
      <style:table-cell-properties fo:padding-left="0.075in" fo:padding-right="0.075in" fo:padding-top="0in" fo:padding-bottom="0in" fo:border-left="0.5pt solid #d9d9d9" fo:border-right="none" fo:border-top="none" fo:border-bottom="none"/>
    </style:style>
    <style:style style:name="Table7.A98" style:family="table-cell">
      <style:table-cell-properties fo:padding-left="0.075in" fo:padding-right="0.075in" fo:padding-top="0in" fo:padding-bottom="0in" fo:border-left="none" fo:border-right="0.5pt solid #d9d9d9" fo:border-top="none" fo:border-bottom="none"/>
    </style:style>
    <style:style style:name="Table7.B98" style:family="table-cell">
      <style:table-cell-properties fo:padding-left="0.075in" fo:padding-right="0.075in" fo:padding-top="0in" fo:padding-bottom="0in" fo:border-left="0.5pt solid #d9d9d9" fo:border-right="none" fo:border-top="none" fo:border-bottom="none"/>
    </style:style>
    <style:style style:name="Table7.A99" style:family="table-cell">
      <style:table-cell-properties fo:padding-left="0.075in" fo:padding-right="0.075in" fo:padding-top="0in" fo:padding-bottom="0in" fo:border-left="none" fo:border-right="0.5pt solid #d9d9d9" fo:border-top="none" fo:border-bottom="none"/>
    </style:style>
    <style:style style:name="Table7.B99" style:family="table-cell">
      <style:table-cell-properties fo:padding-left="0.075in" fo:padding-right="0.075in" fo:padding-top="0in" fo:padding-bottom="0in" fo:border-left="0.5pt solid #d9d9d9" fo:border-right="none" fo:border-top="none" fo:border-bottom="none"/>
    </style:style>
    <style:style style:name="Table7.A100" style:family="table-cell">
      <style:table-cell-properties fo:padding-left="0.075in" fo:padding-right="0.075in" fo:padding-top="0in" fo:padding-bottom="0in" fo:border-left="none" fo:border-right="0.5pt solid #d9d9d9" fo:border-top="none" fo:border-bottom="none"/>
    </style:style>
    <style:style style:name="Table7.B100" style:family="table-cell">
      <style:table-cell-properties fo:padding-left="0.075in" fo:padding-right="0.075in" fo:padding-top="0in" fo:padding-bottom="0in" fo:border-left="0.5pt solid #d9d9d9" fo:border-right="none" fo:border-top="none" fo:border-bottom="none"/>
    </style:style>
    <style:style style:name="Table7.A101" style:family="table-cell">
      <style:table-cell-properties fo:padding-left="0.075in" fo:padding-right="0.075in" fo:padding-top="0in" fo:padding-bottom="0in" fo:border-left="none" fo:border-right="0.5pt solid #d9d9d9" fo:border-top="none" fo:border-bottom="none"/>
    </style:style>
    <style:style style:name="Table7.B101" style:family="table-cell">
      <style:table-cell-properties fo:padding-left="0.075in" fo:padding-right="0.075in" fo:padding-top="0in" fo:padding-bottom="0in" fo:border-left="0.5pt solid #d9d9d9" fo:border-right="none" fo:border-top="none" fo:border-bottom="none"/>
    </style:style>
    <style:style style:name="Table7.A102" style:family="table-cell">
      <style:table-cell-properties fo:padding-left="0.075in" fo:padding-right="0.075in" fo:padding-top="0in" fo:padding-bottom="0in" fo:border-left="none" fo:border-right="0.5pt solid #d9d9d9" fo:border-top="none" fo:border-bottom="none"/>
    </style:style>
    <style:style style:name="Table7.B102" style:family="table-cell">
      <style:table-cell-properties fo:padding-left="0.075in" fo:padding-right="0.075in" fo:padding-top="0in" fo:padding-bottom="0in" fo:border-left="0.5pt solid #d9d9d9" fo:border-right="none" fo:border-top="none" fo:border-bottom="none"/>
    </style:style>
    <style:style style:name="Table7.A103" style:family="table-cell">
      <style:table-cell-properties fo:padding-left="0.075in" fo:padding-right="0.075in" fo:padding-top="0in" fo:padding-bottom="0in" fo:border-left="none" fo:border-right="0.5pt solid #d9d9d9" fo:border-top="none" fo:border-bottom="none"/>
    </style:style>
    <style:style style:name="Table7.B103" style:family="table-cell">
      <style:table-cell-properties fo:padding-left="0.075in" fo:padding-right="0.075in" fo:padding-top="0in" fo:padding-bottom="0in" fo:border-left="0.5pt solid #d9d9d9" fo:border-right="none" fo:border-top="none" fo:border-bottom="none"/>
    </style:style>
    <style:style style:name="Table7.A105" style:family="table-cell">
      <style:table-cell-properties fo:padding-left="0.075in" fo:padding-right="0.075in" fo:padding-top="0in" fo:padding-bottom="0in" fo:border-left="none" fo:border-right="0.5pt solid #d9d9d9" fo:border-top="none" fo:border-bottom="none"/>
    </style:style>
    <style:style style:name="Table7.B105" style:family="table-cell">
      <style:table-cell-properties fo:padding-left="0.075in" fo:padding-right="0.075in" fo:padding-top="0in" fo:padding-bottom="0in" fo:border-left="0.5pt solid #d9d9d9" fo:border-right="none" fo:border-top="none" fo:border-bottom="none"/>
    </style:style>
    <style:style style:name="Table7.A106" style:family="table-cell">
      <style:table-cell-properties fo:padding-left="0.075in" fo:padding-right="0.075in" fo:padding-top="0in" fo:padding-bottom="0in" fo:border-left="none" fo:border-right="0.5pt solid #d9d9d9" fo:border-top="none" fo:border-bottom="none"/>
    </style:style>
    <style:style style:name="Table7.B106" style:family="table-cell">
      <style:table-cell-properties fo:padding-left="0.075in" fo:padding-right="0.075in" fo:padding-top="0in" fo:padding-bottom="0in" fo:border-left="0.5pt solid #d9d9d9" fo:border-right="none" fo:border-top="none" fo:border-bottom="none"/>
    </style:style>
    <style:style style:name="Table7.A107" style:family="table-cell">
      <style:table-cell-properties fo:padding-left="0.075in" fo:padding-right="0.075in" fo:padding-top="0in" fo:padding-bottom="0in" fo:border-left="none" fo:border-right="0.5pt solid #d9d9d9" fo:border-top="none" fo:border-bottom="none"/>
    </style:style>
    <style:style style:name="Table7.B107" style:family="table-cell">
      <style:table-cell-properties fo:padding-left="0.075in" fo:padding-right="0.075in" fo:padding-top="0in" fo:padding-bottom="0in" fo:border-left="0.5pt solid #d9d9d9" fo:border-right="none" fo:border-top="none" fo:border-bottom="none"/>
    </style:style>
    <style:style style:name="Table7.A108" style:family="table-cell">
      <style:table-cell-properties fo:padding-left="0.075in" fo:padding-right="0.075in" fo:padding-top="0in" fo:padding-bottom="0in" fo:border-left="none" fo:border-right="0.5pt solid #d9d9d9" fo:border-top="none" fo:border-bottom="none"/>
    </style:style>
    <style:style style:name="Table7.B108" style:family="table-cell">
      <style:table-cell-properties fo:padding-left="0.075in" fo:padding-right="0.075in" fo:padding-top="0in" fo:padding-bottom="0in" fo:border-left="0.5pt solid #d9d9d9" fo:border-right="none" fo:border-top="none" fo:border-bottom="none"/>
    </style:style>
    <style:style style:name="Table7.A109" style:family="table-cell">
      <style:table-cell-properties fo:padding-left="0.075in" fo:padding-right="0.075in" fo:padding-top="0in" fo:padding-bottom="0in" fo:border-left="none" fo:border-right="0.5pt solid #d9d9d9" fo:border-top="none" fo:border-bottom="none"/>
    </style:style>
    <style:style style:name="Table7.B109" style:family="table-cell">
      <style:table-cell-properties fo:padding-left="0.075in" fo:padding-right="0.075in" fo:padding-top="0in" fo:padding-bottom="0in" fo:border-left="0.5pt solid #d9d9d9" fo:border-right="none" fo:border-top="none" fo:border-bottom="none"/>
    </style:style>
    <style:style style:name="Table7.A110" style:family="table-cell">
      <style:table-cell-properties fo:padding-left="0.075in" fo:padding-right="0.075in" fo:padding-top="0in" fo:padding-bottom="0in" fo:border-left="none" fo:border-right="0.5pt solid #d9d9d9" fo:border-top="none" fo:border-bottom="none"/>
    </style:style>
    <style:style style:name="Table7.B110" style:family="table-cell">
      <style:table-cell-properties fo:padding-left="0.075in" fo:padding-right="0.075in" fo:padding-top="0in" fo:padding-bottom="0in" fo:border-left="0.5pt solid #d9d9d9" fo:border-right="none" fo:border-top="none" fo:border-bottom="none"/>
    </style:style>
    <style:style style:name="Table7.A112" style:family="table-cell">
      <style:table-cell-properties fo:padding-left="0.075in" fo:padding-right="0.075in" fo:padding-top="0in" fo:padding-bottom="0in" fo:border-left="none" fo:border-right="0.5pt solid #d9d9d9" fo:border-top="none" fo:border-bottom="none"/>
    </style:style>
    <style:style style:name="Table7.B112" style:family="table-cell">
      <style:table-cell-properties fo:padding-left="0.075in" fo:padding-right="0.075in" fo:padding-top="0in" fo:padding-bottom="0in" fo:border-left="0.5pt solid #d9d9d9" fo:border-right="none" fo:border-top="none" fo:border-bottom="none"/>
    </style:style>
    <style:style style:name="Table7.A113" style:family="table-cell">
      <style:table-cell-properties fo:padding-left="0.075in" fo:padding-right="0.075in" fo:padding-top="0in" fo:padding-bottom="0in" fo:border-left="none" fo:border-right="0.5pt solid #d9d9d9" fo:border-top="none" fo:border-bottom="none"/>
    </style:style>
    <style:style style:name="Table7.B113" style:family="table-cell">
      <style:table-cell-properties fo:padding-left="0.075in" fo:padding-right="0.075in" fo:padding-top="0in" fo:padding-bottom="0in" fo:border-left="0.5pt solid #d9d9d9" fo:border-right="none" fo:border-top="none" fo:border-bottom="none"/>
    </style:style>
    <style:style style:name="Table7.A114" style:family="table-cell">
      <style:table-cell-properties fo:padding-left="0.075in" fo:padding-right="0.075in" fo:padding-top="0in" fo:padding-bottom="0in" fo:border-left="none" fo:border-right="0.5pt solid #d9d9d9" fo:border-top="none" fo:border-bottom="none"/>
    </style:style>
    <style:style style:name="Table7.B114" style:family="table-cell">
      <style:table-cell-properties fo:padding-left="0.075in" fo:padding-right="0.075in" fo:padding-top="0in" fo:padding-bottom="0in" fo:border-left="0.5pt solid #d9d9d9" fo:border-right="none" fo:border-top="none" fo:border-bottom="none"/>
    </style:style>
    <style:style style:name="Table7.A115" style:family="table-cell">
      <style:table-cell-properties fo:padding-left="0.075in" fo:padding-right="0.075in" fo:padding-top="0in" fo:padding-bottom="0in" fo:border-left="none" fo:border-right="0.5pt solid #d9d9d9" fo:border-top="none" fo:border-bottom="none"/>
    </style:style>
    <style:style style:name="Table7.B115" style:family="table-cell">
      <style:table-cell-properties fo:padding-left="0.075in" fo:padding-right="0.075in" fo:padding-top="0in" fo:padding-bottom="0in" fo:border-left="0.5pt solid #d9d9d9" fo:border-right="none" fo:border-top="none" fo:border-bottom="none"/>
    </style:style>
    <style:style style:name="Table7.A116" style:family="table-cell">
      <style:table-cell-properties fo:padding-left="0.075in" fo:padding-right="0.075in" fo:padding-top="0in" fo:padding-bottom="0in" fo:border-left="none" fo:border-right="0.5pt solid #d9d9d9" fo:border-top="none" fo:border-bottom="none"/>
    </style:style>
    <style:style style:name="Table7.B116" style:family="table-cell">
      <style:table-cell-properties fo:padding-left="0.075in" fo:padding-right="0.075in" fo:padding-top="0in" fo:padding-bottom="0in" fo:border-left="0.5pt solid #d9d9d9" fo:border-right="none" fo:border-top="none" fo:border-bottom="none"/>
    </style:style>
    <style:style style:name="Table7.A117" style:family="table-cell">
      <style:table-cell-properties fo:padding-left="0.075in" fo:padding-right="0.075in" fo:padding-top="0in" fo:padding-bottom="0in" fo:border-left="none" fo:border-right="0.5pt solid #d9d9d9" fo:border-top="none" fo:border-bottom="none"/>
    </style:style>
    <style:style style:name="Table7.B117" style:family="table-cell">
      <style:table-cell-properties fo:padding-left="0.075in" fo:padding-right="0.075in" fo:padding-top="0in" fo:padding-bottom="0in" fo:border-left="0.5pt solid #d9d9d9" fo:border-right="none" fo:border-top="none" fo:border-bottom="none"/>
    </style:style>
    <style:style style:name="Table7.A119" style:family="table-cell">
      <style:table-cell-properties fo:padding-left="0.075in" fo:padding-right="0.075in" fo:padding-top="0in" fo:padding-bottom="0in" fo:border-left="none" fo:border-right="0.5pt solid #d9d9d9" fo:border-top="none" fo:border-bottom="none"/>
    </style:style>
    <style:style style:name="Table7.B119" style:family="table-cell">
      <style:table-cell-properties fo:padding-left="0.075in" fo:padding-right="0.075in" fo:padding-top="0in" fo:padding-bottom="0in" fo:border-left="0.5pt solid #d9d9d9" fo:border-right="none" fo:border-top="none" fo:border-bottom="none"/>
    </style:style>
    <style:style style:name="Table7.A120" style:family="table-cell">
      <style:table-cell-properties fo:padding-left="0.075in" fo:padding-right="0.075in" fo:padding-top="0in" fo:padding-bottom="0in" fo:border-left="none" fo:border-right="0.5pt solid #d9d9d9" fo:border-top="none" fo:border-bottom="none"/>
    </style:style>
    <style:style style:name="Table7.B120" style:family="table-cell">
      <style:table-cell-properties fo:padding-left="0.075in" fo:padding-right="0.075in" fo:padding-top="0in" fo:padding-bottom="0in" fo:border-left="0.5pt solid #d9d9d9" fo:border-right="none" fo:border-top="none" fo:border-bottom="none"/>
    </style:style>
    <style:style style:name="Table7.A121" style:family="table-cell">
      <style:table-cell-properties fo:padding-left="0.075in" fo:padding-right="0.075in" fo:padding-top="0in" fo:padding-bottom="0in" fo:border-left="none" fo:border-right="0.5pt solid #d9d9d9" fo:border-top="none" fo:border-bottom="none"/>
    </style:style>
    <style:style style:name="Table7.B121" style:family="table-cell">
      <style:table-cell-properties fo:padding-left="0.075in" fo:padding-right="0.075in" fo:padding-top="0in" fo:padding-bottom="0in" fo:border-left="0.5pt solid #d9d9d9" fo:border-right="none" fo:border-top="none" fo:border-bottom="none"/>
    </style:style>
    <style:style style:name="Table7.A122" style:family="table-cell">
      <style:table-cell-properties fo:padding-left="0.075in" fo:padding-right="0.075in" fo:padding-top="0in" fo:padding-bottom="0in" fo:border-left="none" fo:border-right="0.5pt solid #d9d9d9" fo:border-top="none" fo:border-bottom="none"/>
    </style:style>
    <style:style style:name="Table7.B122" style:family="table-cell">
      <style:table-cell-properties fo:padding-left="0.075in" fo:padding-right="0.075in" fo:padding-top="0in" fo:padding-bottom="0in" fo:border-left="0.5pt solid #d9d9d9" fo:border-right="none" fo:border-top="none" fo:border-bottom="none"/>
    </style:style>
    <style:style style:name="Table7.A123" style:family="table-cell">
      <style:table-cell-properties fo:padding-left="0.075in" fo:padding-right="0.075in" fo:padding-top="0in" fo:padding-bottom="0in" fo:border-left="none" fo:border-right="0.5pt solid #d9d9d9" fo:border-top="none" fo:border-bottom="none"/>
    </style:style>
    <style:style style:name="Table7.B123" style:family="table-cell">
      <style:table-cell-properties fo:padding-left="0.075in" fo:padding-right="0.075in" fo:padding-top="0in" fo:padding-bottom="0in" fo:border-left="0.5pt solid #d9d9d9" fo:border-right="none" fo:border-top="none" fo:border-bottom="none"/>
    </style:style>
    <style:style style:name="Table7.A125" style:family="table-cell">
      <style:table-cell-properties fo:padding-left="0.075in" fo:padding-right="0.075in" fo:padding-top="0in" fo:padding-bottom="0in" fo:border-left="none" fo:border-right="0.5pt solid #d9d9d9" fo:border-top="none" fo:border-bottom="none"/>
    </style:style>
    <style:style style:name="Table7.B125" style:family="table-cell">
      <style:table-cell-properties fo:padding-left="0.075in" fo:padding-right="0.075in" fo:padding-top="0in" fo:padding-bottom="0in" fo:border-left="0.5pt solid #d9d9d9" fo:border-right="none" fo:border-top="none" fo:border-bottom="none"/>
    </style:style>
    <style:style style:name="Table7.A126" style:family="table-cell">
      <style:table-cell-properties fo:padding-left="0.075in" fo:padding-right="0.075in" fo:padding-top="0in" fo:padding-bottom="0in" fo:border-left="none" fo:border-right="0.5pt solid #d9d9d9" fo:border-top="none" fo:border-bottom="none"/>
    </style:style>
    <style:style style:name="Table7.B126" style:family="table-cell">
      <style:table-cell-properties fo:padding-left="0.075in" fo:padding-right="0.075in" fo:padding-top="0in" fo:padding-bottom="0in" fo:border-left="0.5pt solid #d9d9d9" fo:border-right="none" fo:border-top="none" fo:border-bottom="none"/>
    </style:style>
    <style:style style:name="Table7.A127" style:family="table-cell">
      <style:table-cell-properties fo:padding-left="0.075in" fo:padding-right="0.075in" fo:padding-top="0in" fo:padding-bottom="0in" fo:border-left="none" fo:border-right="0.5pt solid #d9d9d9" fo:border-top="none" fo:border-bottom="none"/>
    </style:style>
    <style:style style:name="Table7.B127" style:family="table-cell">
      <style:table-cell-properties fo:padding-left="0.075in" fo:padding-right="0.075in" fo:padding-top="0in" fo:padding-bottom="0in" fo:border-left="0.5pt solid #d9d9d9" fo:border-right="none" fo:border-top="none" fo:border-bottom="none"/>
    </style:style>
    <style:style style:name="Table7.A128" style:family="table-cell">
      <style:table-cell-properties fo:padding-left="0.075in" fo:padding-right="0.075in" fo:padding-top="0in" fo:padding-bottom="0in" fo:border-left="none" fo:border-right="0.5pt solid #d9d9d9" fo:border-top="none" fo:border-bottom="none"/>
    </style:style>
    <style:style style:name="Table7.B128" style:family="table-cell">
      <style:table-cell-properties fo:padding-left="0.075in" fo:padding-right="0.075in" fo:padding-top="0in" fo:padding-bottom="0in" fo:border-left="0.5pt solid #d9d9d9" fo:border-right="none" fo:border-top="none" fo:border-bottom="none"/>
    </style:style>
    <style:style style:name="Table7.A129" style:family="table-cell">
      <style:table-cell-properties fo:padding-left="0.075in" fo:padding-right="0.075in" fo:padding-top="0in" fo:padding-bottom="0in" fo:border-left="none" fo:border-right="0.5pt solid #d9d9d9" fo:border-top="none" fo:border-bottom="none"/>
    </style:style>
    <style:style style:name="Table7.B129" style:family="table-cell">
      <style:table-cell-properties fo:padding-left="0.075in" fo:padding-right="0.075in" fo:padding-top="0in" fo:padding-bottom="0in" fo:border-left="0.5pt solid #d9d9d9" fo:border-right="none" fo:border-top="none" fo:border-bottom="none"/>
    </style:style>
    <style:style style:name="P1" style:family="paragraph" style:parent-style-name="Standard">
      <style:text-properties fo:font-weight="bold" style:font-weight-asian="bold" fo:background-color="#ffffff"/>
    </style:style>
    <style:style style:name="P2" style:family="paragraph" style:parent-style-name="Standard">
      <style:text-properties fo:background-color="#ffffff"/>
    </style:style>
    <style:style style:name="P3" style:family="paragraph" style:parent-style-name="Standard">
      <style:paragraph-properties fo:line-height="100%" fo:orphans="0" fo:widows="0"/>
      <style:text-properties fo:background-color="#ffffff"/>
    </style:style>
    <style:style style:name="P4" style:family="paragraph" style:parent-style-name="Standard">
      <style:paragraph-properties fo:line-height="115%"/>
    </style:style>
    <style:style style:name="P5" style:family="paragraph" style:parent-style-name="Standard">
      <style:paragraph-properties fo:orphans="0" fo:widows="0"/>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background-color="#ffffff"/>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4">
      <style:paragraph-properties fo:margin-left="0.5in" fo:margin-right="0in" fo:text-align="justify" style:justify-single-word="false" fo:text-indent="-0.25in" style:auto-text-indent="false"/>
    </style:style>
    <style:style style:name="P15" style:family="paragraph" style:parent-style-name="Standard" style:list-style-name="WWNum3">
      <style:paragraph-properties fo:margin-left="0.5in" fo:margin-right="0in" fo:orphans="0" fo:widows="0" fo:text-indent="-0.25in" style:auto-text-indent="false"/>
    </style:style>
    <style:style style:name="P16" style:family="paragraph" style:parent-style-name="Standard" style:list-style-name="WWNum1">
      <style:paragraph-properties fo:margin-left="0.5in" fo:margin-right="0in" fo:orphans="0" fo:widows="0"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4">
      <style:paragraph-properties fo:margin-left="0.5in" fo:margin-right="0in" fo:line-height="100%" fo:text-indent="-0.25in" style:auto-text-indent="false"/>
    </style:style>
    <style:style style:name="P19" style:family="paragraph" style:parent-style-name="Standard" style:list-style-name="WWNum4">
      <style:paragraph-properties fo:margin-left="0.5in" fo:margin-right="0in" fo:line-height="100%" fo:orphans="0" fo:widows="0" fo:text-indent="-0.25in" style:auto-text-indent="false"/>
    </style:style>
    <style:style style:name="P20" style:family="paragraph" style:parent-style-name="Standard">
      <style:paragraph-properties fo:margin-top="0in" fo:margin-bottom="0.139in" loext:contextual-spacing="false" fo:line-height="100%"/>
    </style:style>
    <style:style style:name="P21" style:family="paragraph" style:parent-style-name="Standard">
      <style:paragraph-properties fo:margin-top="0in" fo:margin-bottom="0.139in" loext:contextual-spacing="false" fo:line-height="100%" fo:text-align="justify" style:justify-single-word="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font-weight="bold" style:font-weight-asian="bold" fo:background-color="#ffffff"/>
    </style:style>
    <style:style style:name="P24" style:family="paragraph" style:parent-style-name="Standard">
      <style:paragraph-properties fo:margin-left="0.5in" fo:margin-right="0in" fo:text-indent="0in" style:auto-text-indent="false"/>
      <style:text-properties fo:background-color="#ffffff"/>
    </style:style>
    <style:style style:name="P25" style:family="paragraph" style:parent-style-name="Standard">
      <style:paragraph-properties fo:margin-left="0in" fo:margin-right="0in" fo:margin-top="0in" fo:margin-bottom="0.139in" loext:contextual-spacing="false" fo:line-height="100%"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top="0.0835in" fo:margin-bottom="0.1665in" loext:contextual-spacing="false" fo:line-height="100%"/>
    </style:style>
    <style:style style:name="P28" style:family="paragraph" style:parent-style-name="Standard">
      <style:paragraph-properties fo:margin-top="0.0835in" fo:margin-bottom="0.1665in" loext:contextual-spacing="false" fo:line-height="100%" fo:text-align="end" style:justify-single-word="false"/>
    </style:style>
    <style:style style:name="P29" style:family="paragraph" style:parent-style-name="Standard">
      <style:paragraph-properties fo:margin-top="0.0835in" fo:margin-bottom="0.1665in" loext:contextual-spacing="false" fo:line-height="100%" fo:text-align="justify" style:justify-single-word="false"/>
    </style:style>
    <style:style style:name="P30" style:family="paragraph" style:parent-style-name="Standard">
      <style:paragraph-properties fo:margin-left="-0.0799in" fo:margin-right="0in" fo:text-align="end" style:justify-single-word="false" fo:text-indent="0in" style:auto-text-indent="false"/>
    </style:style>
    <style:style style:name="P31"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32" style:family="paragraph" style:parent-style-name="Standard">
      <style:paragraph-properties fo:margin-left="0in" fo:margin-right="-0.052in" fo:text-align="justify" style:justify-single-word="false" fo:text-indent="0in" style:auto-text-indent="false"/>
    </style:style>
    <style:style style:name="P33" style:family="paragraph" style:parent-style-name="Standard">
      <style:paragraph-properties fo:margin-left="0in" fo:margin-right="-0.052in" fo:text-align="justify" style:justify-single-word="false" fo:text-indent="0in" style:auto-text-indent="false"/>
      <style:text-properties style:font-name="Roboto" fo:font-size="12pt" style:font-name-asian="Roboto1" style:font-size-asian="12pt" style:font-name-complex="Roboto1" style:font-size-complex="12pt" fo:background-color="#ffffff"/>
    </style:style>
    <style:style style:name="P34" style:family="paragraph" style:parent-style-name="Standard">
      <style:paragraph-properties fo:margin-left="0.0236in" fo:margin-right="0in" fo:text-indent="0in" style:auto-text-indent="false"/>
    </style:style>
    <style:style style:name="P35" style:family="paragraph" style:parent-style-name="Standard">
      <style:paragraph-properties fo:margin-left="0.0236in" fo:margin-right="0in" fo:margin-top="0in" fo:margin-bottom="0.139in" loext:contextual-spacing="false" fo:line-height="100%" fo:text-indent="0in" style:auto-text-indent="false"/>
    </style:style>
    <style:style style:name="P36" style:family="paragraph" style:parent-style-name="Standard" style:master-page-name="Standard">
      <style:paragraph-properties style:page-number="1"/>
      <style:text-properties fo:font-weight="bold" style:font-weight-asian="bold" fo:background-color="#ffffff"/>
    </style:style>
    <style:style style:name="P37"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0000ff" style:text-underline-style="solid" style:text-underline-width="auto" style:text-underline-color="font-color" fo:background-color="#ffffff"/>
    </style:style>
    <style:style style:name="T8" style:family="text">
      <style:text-properties fo:color="#31849b" fo:font-weight="bold" style:font-weight-asian="bold"/>
    </style:style>
    <style:style style:name="T9" style:family="text">
      <style:text-properties fo:font-size="12pt" style:font-size-asian="12pt" style:font-size-complex="12pt" fo:background-color="#ffffff"/>
    </style:style>
    <style:style style:name="T10" style:family="text">
      <style:text-properties fo:font-size="14pt" fo:font-weight="bold" style:font-size-asian="14pt" style:font-weight-asian="bold" style:font-size-complex="14pt"/>
    </style:style>
    <style:style style:name="T11"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row table:style-name="Table1.1">
          <table:table-cell table:style-name="Table1.A1" office:value-type="string">
            <text:p text:style-name="Standard"><text:span text:style-name="T1">SUMMARY OF QUALIFICATION:</text:span></text:p>
          </table:table-cell>
        </table:table-row>
      </table:table>
      <text:p text:style-name="P12"/>
      <text:p text:style-name="P11"><text:span text:style-name="T4">I'm a Full-Stack Ruby developer with a strong interest in ethical hacking, penetration testing and vulnerability analysis. I have 15 years of IT experience and 8 years experience dedicated to web-development; have experience with security auditing of web applications. </text:span></text:p>
      <text:p text:style-name="P11"><text:span text:style-name="T4">Over the 9 years I occupied different positions in different departments in a big Shared and Cloud Hosting company: 5 of them were in the Tech Support department and 4 in IT as a Ruby/Rails developer. There I've gained experience dealing with someone else's code, debugging it, as well as with catching security flaws and bugs. For the last 5 years I've been working as a full-stack ruby developer, both remotely and on-side. My previous experience also includes:</text:span></text:p>
      <text:p text:style-name="P12"/>
      <text:list xml:id="list4101219676" text:style-name="WWNum2">
        <text:list-item>
          <text:p text:style-name="P13">Work in the core team of NoNameCon 2021 - the practical cybersecurity conference.</text:p>
        </text:list-item>
        <text:list-item>
          <text:p text:style-name="P13">Supervising the whole web projects’ life cycles, starting from initial proposal and requirements gathering finishing execution and release planning. </text:p>
        </text:list-item>
        <text:list-item>
          <text:p text:style-name="P13">Security researching and penetration testing, preparing reports and fixing security issues.</text:p>
        </text:list-item>
        <text:list-item>
          <text:p text:style-name="P13">Preparing tasks and participating in various CTF security games as a game master.</text:p>
        </text:list-item>
        <text:list-item>
          <text:p text:style-name="P13">Work with legacy code, debugging, refactoring and optimizing web-applications.</text:p>
        </text:list-item>
        <text:list-item>
          <text:p text:style-name="P13">Work as a Team Lead within 4 projects at a time leading both local and remote team members. Mentoring and supervising junior and middle ruby/js developers. Collaborating with remote team members from Romania, India and the USA. </text:p>
        </text:list-item>
        <text:list-item>
          <text:p text:style-name="P13">Mentoring tech support agents and supervisors for a cloud hosting company.</text:p>
        </text:list-item>
      </text:list>
      <text:p text:style-name="P21"/>
      <table:table table:name="Table2" table:style-name="Table2">
        <table:table-column table:style-name="Table2.A"/>
        <table:table-row table:style-name="Table2.1">
          <table:table-cell table:style-name="Table2.A1" office:value-type="string">
            <text:p text:style-name="P5"><text:span text:style-name="T1">PERSONAL INFORMATION:</text:span></text:p>
          </table:table-cell>
        </table:table-row>
      </table:table>
      <text:p text:style-name="P2"/>
      <text:p text:style-name="P6"><text:span text:style-name="T4">LinkedIn: </text:span><text:a xlink:type="simple" xlink:href="https://linkedin.com/in/rrott" text:style-name="ListLabel_20_37" text:visited-style-name="ListLabel_20_37"><text:span text:style-name="T5">https://linkedin.com/in/rrott</text:span></text:a><text:span text:style-name="T4"> <text:s/>GitHub: </text:span><text:a xlink:type="simple" xlink:href="https://github.com/rrott" text:style-name="ListLabel_20_37" text:visited-style-name="ListLabel_20_37"><text:span text:style-name="T5">https://github.com/rrott</text:span></text:a><text:span text:style-name="T4"> <text:s/>Portfolio: </text:span><text:a xlink:type="simple" xlink:href="https://rrott.com" text:style-name="ListLabel_20_37" text:visited-style-name="ListLabel_20_37"><text:span text:style-name="T5">https://rrott.com</text:span></text:a></text:p>
      <text:p text:style-name="Standard"><text:span text:style-name="T3">Languages:<text:tab/></text:span><text:span text:style-name="T4">English – upper-intermediate level. Ukrainian – native.</text:span></text:p>
      <text:p text:style-name="P2"/>
      <text:p text:style-name="P2"/>
      <table:table table:name="Table3" table:style-name="Table3">
        <table:table-column table:style-name="Table3.A"/>
        <text:soft-page-break/>
        <table:table-row table:style-name="Table3.1">
          <table:table-cell table:style-name="Table3.A1" office:value-type="string">
            <text:p text:style-name="Standard"><text:span text:style-name="T1">SKILLS:</text:span></text:p>
          </table:table-cell>
        </table:table-row>
      </table:table>
      <text:p text:style-name="P12"/>
      <text:p text:style-name="P11"><text:span text:style-name="T4">These are only a few technologies that I use daily while there are many interesting libraries in the Ruby and JS worlds that I used in various projects or for self-education:</text:span></text:p>
      <text:p text:style-name="P23"/>
      <text:p text:style-name="P22"><text:span text:style-name="T3">Ruby, JavaScript/TypeScript/CoffeeScript </text:span><text:span text:style-name="T4">- as the main languages I use.</text:span></text:p>
      <text:p text:style-name="P22"><text:span text:style-name="T3">Ruby on Rails, React/Redux, Svelte, Electron, AWS, etc.</text:span></text:p>
      <text:p text:style-name="P22"><text:span text:style-name="T3">Experience in scripting languages including Python and Bash<text:line-break/>Experience with security toolkits such as Metasploit, and Burp Suite Pro.</text:span></text:p>
      <text:p text:style-name="P2"/>
      <table:table table:name="Table4" table:style-name="Table4">
        <table:table-column table:style-name="Table4.A"/>
        <table:table-row table:style-name="Table4.1">
          <table:table-cell table:style-name="Table4.A1" office:value-type="string">
            <text:p text:style-name="Standard"><text:span text:style-name="T1">EDUCATION</text:span></text:p>
          </table:table-cell>
        </table:table-row>
      </table:table>
      <text:p text:style-name="P1"/>
      <text:p text:style-name="Standard"><text:span text:style-name="T3">Zaporizhzhya National University of Ukraine</text:span></text:p>
      <text:p text:style-name="P11"><text:span text:style-name="T4">Specialty: <text:tab/>Economic Cybernetics;</text:span></text:p>
      <text:p text:style-name="P11"><text:span text:style-name="T4">Degree: <text:s text:c="10"/>Mathematician, Economist. Bachelor Degree ‘07</text:span></text:p>
      <table:table table:name="Table5" table:style-name="Table5">
        <table:table-column table:style-name="Table5.A"/>
        <table:table-row table:style-name="Table5.1">
          <table:table-cell table:style-name="Table5.A1" office:value-type="string">
            <text:p text:style-name="Standard"><text:span text:style-name="T1">VOLUNTEERISM</text:span></text:p>
          </table:table-cell>
        </table:table-row>
      </table:table>
      <text:p text:style-name="P1"/>
      <text:list xml:id="list1337109103" text:style-name="WWNum3">
        <text:list-item>
          <text:p text:style-name="P15"><text:span text:style-name="T4">I am a member of </text:span><text:span text:style-name="T3">NoNameCon 2021 </text:span><text:span text:style-name="T4">core team - the Ukrainian community-built practical cybersecurity conference.</text:span></text:p>
        </text:list-item>
        <text:list-item>
          <text:p text:style-name="P15"><text:span text:style-name="T4">My interest in ethical hacking has resulted in dozens of found and reported security issues in such services as rubygems.org, ZeroMail, tagged.com, ixWebhosting, cater2.me, etc.</text:span></text:p>
        </text:list-item>
        <text:list-item>
          <text:p text:style-name="P15"><text:span text:style-name="T4">I took part in a CTF as a Game Master and designed several vulnerable applications for </text:span><text:span text:style-name="T3">UISGCon</text:span><text:span text:style-name="T4"> #10, #11, #12 (2014-2016) and </text:span><text:span text:style-name="T3">“NoNameCon 2018”</text:span><text:span text:style-name="T4"> cybersecurity conferences. </text:span></text:p>
        </text:list-item>
        <text:list-item>
          <text:p text:style-name="P15"><text:span text:style-name="T4">Prepared a CTF game for </text:span><text:span text:style-name="T3">«HackIT-2015»</text:span><text:span text:style-name="T4"> - the Cybersecurity Olympiad and International forum </text:span><text:span text:style-name="T3">«Cybersecurity: Ukraine and the world»</text:span></text:p>
        </text:list-item>
        <text:list-item>
          <text:p text:style-name="P15"><text:span text:style-name="T4">Created websites and time tracking app for the “</text:span><text:span text:style-name="T3">OWASP Ukraine 2019” </text:span><text:span text:style-name="T4">and </text:span><text:span text:style-name="T3">“NoNameCon 2019” </text:span><text:span text:style-name="T4">conferences</text:span><text:span text:style-name="T3">.</text:span></text:p>
        </text:list-item>
      </text:list>
      <text:list xml:id="list1751235856" text:style-name="WWNum1">
        <text:list-item>
          <text:p text:style-name="P16"><text:span text:style-name="T4">I am working on my own open source pet-project on Electron(using React and TypeScript).</text:span></text:p>
        </text:list-item>
        <text:list-item>
          <text:p text:style-name="P16"><text:soft-page-break/><text:span text:style-name="T4">Held “Ruby for pentesters” presentation on the very first </text:span><text:a xlink:type="simple" xlink:href="https://www.owasp.org/index.php/Kyiv" text:style-name="ListLabel_20_37" text:visited-style-name="ListLabel_20_37"><text:span text:style-name="T5">OWASP Kyiv</text:span></text:a><text:span text:style-name="T4"> Chapter meetup and <text:s/>on the </text:span><text:a xlink:type="simple" xlink:href="https://www.facebook.com/RubyMeditation/posts/1122062657874189" text:style-name="ListLabel_20_37" text:visited-style-name="ListLabel_20_37"><text:span text:style-name="T5">11th Ruby Meditation</text:span></text:a><text:span text:style-name="T4"> meetup.</text:span></text:p>
        </text:list-item>
        <text:list-item>
          <text:p text:style-name="P16"><text:span text:style-name="T4">Had a “Ruby Security Tips” talk on the </text:span><text:a xlink:type="simple" xlink:href="https://www.owasp.org/index.php/Kyiv" text:style-name="ListLabel_20_37" text:visited-style-name="ListLabel_20_37"><text:span text:style-name="T5">OWASP Kyiv</text:span></text:a><text:span text:style-name="T4"> Chapter meetup.</text:span></text:p>
        </text:list-item>
        <text:list-item>
          <text:p text:style-name="P16"><text:span text:style-name="T4">Partnered with 4 friends of mine to plan and execute several Front-End Meetups and the very first </text:span><text:a xlink:type="simple" xlink:href="http://www.vr-online.ru/blog/24hack-khakaton-v-zaporozhe-8785" text:style-name="ListLabel_20_38" text:visited-style-name="ListLabel_20_38"><text:span text:style-name="T7">Hackathon in Zaporizhzhya</text:span></text:a><text:span text:style-name="T4"> city.</text:span></text:p>
        </text:list-item>
        <text:list-item>
          <text:p text:style-name="P16"><text:span text:style-name="T4">Contributed to open-source projects, e.g.: </text:span><text:a xlink:type="simple" xlink:href="https://github.com/react-toolbox/react-toolbox/pulls?utf8=%E2%9C%93&amp;q=is%3Apr%20author%3Arrott" text:style-name="ListLabel_20_37" text:visited-style-name="ListLabel_20_37"><text:span text:style-name="T5">react-toolbox</text:span></text:a><text:span text:style-name="T4"> </text:span><text:a xlink:type="simple" xlink:href="https://gitlab.com/gitlab-org/gitlab-ce/merge_requests/2690#note_3543658" text:style-name="ListLabel_20_37" text:visited-style-name="ListLabel_20_37"><text:span text:style-name="T5">gitlab-ce</text:span></text:a><text:span text:style-name="T4"> </text:span><text:a xlink:type="simple" xlink:href="https://github.com/floere/phony/pull/180" text:style-name="ListLabel_20_37" text:visited-style-name="ListLabel_20_37"><text:span text:style-name="T5">phony</text:span></text:a><text:span text:style-name="T4"> </text:span><text:a xlink:type="simple" xlink:href="https://github.com/dnesteryuk/site_prism.vcr/pull/3" text:style-name="ListLabel_20_37" text:visited-style-name="ListLabel_20_37"><text:span text:style-name="T5">site_prism.vcr</text:span></text:a></text:p>
        </text:list-item>
      </text:list>
      <text:p text:style-name="P2"/>
      <text:p text:style-name="P2"/>
      <table:table table:name="Table6" table:style-name="Table6">
        <table:table-column table:style-name="Table6.A"/>
        <table:table-row table:style-name="Table6.1">
          <table:table-cell table:style-name="Table6.A1" office:value-type="string">
            <text:p text:style-name="Standard"><text:span text:style-name="T1">SUMMARY OF EXPERIENCE:</text:span></text:p>
          </table:table-cell>
        </table:table-row>
      </table:table>
      <text:p text:style-name="P25">Detailed portfolio can be found at: <text:a xlink:type="simple" xlink:href="https://rrott.com/" text:style-name="ListLabel_20_39" text:visited-style-name="ListLabel_20_39"><text:span text:style-name="T6">https://rrott.com</text:span></text:a></text:p>
      <table:table table:name="Table7" table:style-name="Table7">
        <table:table-column table:style-name="Table7.A"/>
        <table:table-column table:style-name="Table7.B"/>
        <table:table-row table:style-name="Table7.1">
          <table:table-cell table:style-name="Table7.A1" office:value-type="string">
            <text:p text:style-name="P28"><text:span text:style-name="T8">Company:</text:span></text:p>
          </table:table-cell>
          <table:table-cell table:style-name="Table7.B1" office:value-type="string">
            <text:p text:style-name="P27"><text:span text:style-name="T2">Berezha Security Group</text:span>(part-time, remote)<text:span text:style-name="T2"> <text:s text:c="2"/>Nov 2019 – Present</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27"><text:span text:style-name="T2">Dynamic Application Red Team Simulation</text:span> </text:p>
          </table:table-cell>
        </table:table-row>
        <table:table-row table:style-name="Table7.1">
          <table:table-cell table:style-name="Table7.A3" office:value-type="string">
            <text:p text:style-name="P30"><text:span text:style-name="T8">Project Description:</text:span></text:p>
          </table:table-cell>
          <table:table-cell table:style-name="Table7.B3" office:value-type="string">
            <text:p text:style-name="Standard">Berezha is an Application Security and Penetration Testing Company. I am implementing and maintaining their platform that simplifies penetration tests, automates report generation, and integrates external data sources. </text:p>
            <text:p text:style-name="Standard"/>
          </table:table-cell>
        </table:table-row>
        <table:table-row table:style-name="Table7.1">
          <table:table-cell table:style-name="Table7.A4" office:value-type="string">
            <text:p text:style-name="P30"><text:span text:style-name="T8">Customer:</text:span></text:p>
          </table:table-cell>
          <table:table-cell table:style-name="Table7.B4" office:value-type="string">
            <text:p text:style-name="P6">Ukrainian company <text:a xlink:type="simple" xlink:href="https://bsg.tech/" text:style-name="ListLabel_20_39" text:visited-style-name="ListLabel_20_39"><text:span text:style-name="T6">https://bsg.tech/</text:span></text:a></text:p>
          </table:table-cell>
        </table:table-row>
        <table:table-row table:style-name="Table7.1">
          <table:table-cell table:style-name="Table7.A5" office:value-type="string">
            <text:p text:style-name="P7"><text:span text:style-name="T8">Project Role:</text:span></text:p>
          </table:table-cell>
          <table:table-cell table:style-name="Table7.B5" office:value-type="string">
            <text:p text:style-name="P6">Full-stack developer</text:p>
          </table:table-cell>
        </table:table-row>
        <table:table-row table:style-name="Table7.1">
          <table:table-cell table:style-name="Table7.A6" office:value-type="string">
            <text:p text:style-name="P7"><text:span text:style-name="T8">Responsibilities:</text:span></text:p>
          </table:table-cell>
          <table:table-cell table:style-name="Table7.B6" office:value-type="string">
            <text:list xml:id="list3919931509" text:style-name="WWNum4">
              <text:list-item>
                <text:p text:style-name="P17"><text:span text:style-name="T4">Implemented the whole architecture, starting from the application design in the AWS cloud stack, configuring CI/CD, creating API services and UI applications, finishing implementing own web-design and writing the documentations.</text:span></text:p>
              </text:list-item>
              <text:list-item>
                <text:p text:style-name="P17"><text:span text:style-name="T4">Applied fixes and security updates after the internal pentests.</text:span></text:p>
              </text:list-item>
              <text:list-item>
                <text:p text:style-name="P17"><text:span text:style-name="T4">Participated in the Threat Modeling sessions with Threat Dragon and Elevation of Privilege.</text:span></text:p>
              </text:list-item>
            </text:list>
            <text:p text:style-name="P24"/>
          </table:table-cell>
        </table:table-row>
        <table:table-row table:style-name="Table7.1">
          <table:table-cell table:style-name="Table7.A7" office:value-type="string">
            <text:p text:style-name="P7"><text:span text:style-name="T8">Project Team Size:</text:span></text:p>
          </table:table-cell>
          <table:table-cell table:style-name="Table7.B7" office:value-type="string">
            <text:p text:style-name="P6">1 developer only</text:p>
          </table:table-cell>
        </table:table-row>
        <table:table-row table:style-name="Table7.1">
          <table:table-cell table:style-name="Table7.A8" office:value-type="string">
            <text:p text:style-name="P7"><text:span text:style-name="T8">Tools &amp; Technologies:</text:span></text:p>
          </table:table-cell>
          <table:table-cell table:style-name="Table7.B8" office:value-type="string">
            <text:p text:style-name="Standard">Ruby on Rails, React/Redux. AWS S3, Beanstalk, IAM, Cognito, etc.</text:p>
            <text:p text:style-name="P6"/>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9"><text:span text:style-name="T2">Cater2.me <text:s text:c="54"/>Oct 2017 – Feb 2021</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Standard"><text:span text:style-name="T2">Various Internal projects</text:span></text:p>
            <text:p text:style-name="Standard"><text:span text:style-name="T2">Remote - Kyiv, Ukraine</text:span></text:p>
          </table:table-cell>
        </table:table-row>
        <table:table-row table:style-name="Table7.1">
          <table:table-cell table:style-name="Table7.A11" office:value-type="string">
            <text:p text:style-name="P30"><text:span text:style-name="T8">Project Description:</text:span></text:p>
          </table:table-cell>
          <table:table-cell table:style-name="Table7.B11" office:value-type="string">
            <text:p text:style-name="P32">Cater2.me provides <text:span text:style-name="T9">customizable catering solutions for offices. They allow companies to order food from local vendors, letting their employees customize and set the meal schedule. Team admins can segment the team into different groups and track order details.</text:span></text:p>
            <text:p text:style-name="P33"/>
          </table:table-cell>
        </table:table-row>
        <table:table-row table:style-name="Table7.1">
          <table:table-cell table:style-name="Table7.A12" office:value-type="string">
            <text:p text:style-name="P30"><text:span text:style-name="T8">Customer:</text:span></text:p>
          </table:table-cell>
          <table:table-cell table:style-name="Table7.B12" office:value-type="string">
            <text:p text:style-name="P6">US company <text:a xlink:type="simple" xlink:href="https://cater2.me/" text:style-name="ListLabel_20_39" text:visited-style-name="ListLabel_20_39"><text:span text:style-name="T6">https://cater2.me/</text:span></text:a></text:p>
          </table:table-cell>
        </table:table-row>
        <table:table-row table:style-name="Table7.1">
          <table:table-cell table:style-name="Table7.A13" office:value-type="string">
            <text:p text:style-name="P7"><text:span text:style-name="T8">Project Role:</text:span></text:p>
          </table:table-cell>
          <table:table-cell table:style-name="Table7.B13" office:value-type="string">
            <text:p text:style-name="P6">Full-stack developer</text:p>
          </table:table-cell>
        </table:table-row>
        <table:table-row table:style-name="Table7.1">
          <table:table-cell table:style-name="Table7.A14" office:value-type="string">
            <text:p text:style-name="P7"><text:span text:style-name="T8">Responsibilities:</text:span></text:p>
          </table:table-cell>
          <table:table-cell table:style-name="Table7.B14" office:value-type="string">
            <text:list xml:id="list52004725798712" text:continue-numbering="true" text:style-name="WWNum4">
              <text:list-item>
                <text:p text:style-name="P17"><text:span text:style-name="T4">Maintained the website, several internal applications, applications for clients, vendors and operators, maintained admin console.</text:span></text:p>
              </text:list-item>
              <text:list-item>
                <text:p text:style-name="P17"><text:span text:style-name="T4">Prepared and held internal penetration test(both, black-box and white-box). Communicated with the QAs to explain to them the bugs and provide the essentials of how to use Burp Suite within current QA testing workflow.</text:span></text:p>
              </text:list-item>
            </text:list>
            <text:p text:style-name="P24"/>
          </table:table-cell>
        </table:table-row>
        <table:table-row table:style-name="Table7.1">
          <table:table-cell table:style-name="Table7.A15" office:value-type="string">
            <text:p text:style-name="P7"><text:span text:style-name="T8">Project Team Size:</text:span></text:p>
          </table:table-cell>
          <table:table-cell table:style-name="Table7.B15" office:value-type="string">
            <text:p text:style-name="P6">~ 5 dev team members</text:p>
          </table:table-cell>
        </table:table-row>
        <table:table-row table:style-name="Table7.1">
          <table:table-cell table:style-name="Table7.A16" office:value-type="string">
            <text:p text:style-name="P7"><text:span text:style-name="T8">Tools &amp; Technologies:</text:span></text:p>
          </table:table-cell>
          <table:table-cell table:style-name="Table7.B16" office:value-type="string">
            <text:p text:style-name="Standard">Ruby on Rails, Svelte, CoffeeScript, TypeScript, React/Redux</text:p>
            <text:p text:style-name="P6"/>
            <text:p text:style-name="P6"/>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7"><text:span text:style-name="T2">Sphere Software <text:s text:c="43"/>Mar 2016 – Oct 2017</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Standard"><text:span text:style-name="T2">Groupon</text:span></text:p>
            <text:p text:style-name="Standard"><text:span text:style-name="T2">Remote - Kyiv, Ukraine</text:span></text:p>
          </table:table-cell>
        </table:table-row>
        <table:table-row table:style-name="Table7.1">
          <table:table-cell table:style-name="Table7.A19" office:value-type="string">
            <text:p text:style-name="P30"><text:span text:style-name="T8">Project Description:</text:span></text:p>
          </table:table-cell>
          <table:table-cell table:style-name="Table7.B19" office:value-type="string">
            <text:p text:style-name="P32">Groupon is a US e-commerce marketplace. I was working on their notification engine that handled reservation related notifications for Online Booking. It consists of a web server and a set of background workers. The web server exposes endpoints to configure notification profiles and settings as well as callbacks received from the SMS/Calls service. </text:p>
            <text:p text:style-name="P32"/>
          </table:table-cell>
        </table:table-row>
        <table:table-row table:style-name="Table7.1">
          <table:table-cell table:style-name="Table7.A20" office:value-type="string">
            <text:p text:style-name="P30"><text:span text:style-name="T8">Customer:</text:span></text:p>
          </table:table-cell>
          <table:table-cell table:style-name="Table7.B20" office:value-type="string">
            <text:p text:style-name="P6">US company <text:a xlink:type="simple" xlink:href="https://groupon.com/" text:style-name="ListLabel_20_39" text:visited-style-name="ListLabel_20_39"><text:span text:style-name="T6">https://groupon.com/</text:span></text:a></text:p>
          </table:table-cell>
        </table:table-row>
        <text:soft-page-break/>
        <table:table-row table:style-name="Table7.1">
          <table:table-cell table:style-name="Table7.A21" office:value-type="string">
            <text:p text:style-name="P7"><text:span text:style-name="T8">Project Role:</text:span></text:p>
          </table:table-cell>
          <table:table-cell table:style-name="Table7.B21" office:value-type="string">
            <text:p text:style-name="P6">Back-end developer</text:p>
          </table:table-cell>
        </table:table-row>
        <table:table-row table:style-name="Table7.1">
          <table:table-cell table:style-name="Table7.A22" office:value-type="string">
            <text:p text:style-name="P7"><text:span text:style-name="T8">Responsibilities:</text:span></text:p>
          </table:table-cell>
          <table:table-cell table:style-name="Table7.B22" office:value-type="string">
            <text:list xml:id="list52004341866937" text:continue-numbering="true" text:style-name="WWNum4">
              <text:list-item>
                <text:p text:style-name="P18"><text:span text:style-name="T4">I was implementing back-end entities and business logic.</text:span></text:p>
              </text:list-item>
              <text:list-item>
                <text:p text:style-name="P18">API design.</text:p>
              </text:list-item>
            </text:list>
            <text:p text:style-name="P8"/>
          </table:table-cell>
        </table:table-row>
        <table:table-row table:style-name="Table7.1">
          <table:table-cell table:style-name="Table7.A23" office:value-type="string">
            <text:p text:style-name="P7"><text:span text:style-name="T8">Project Team Size:</text:span></text:p>
          </table:table-cell>
          <table:table-cell table:style-name="Table7.B23" office:value-type="string">
            <text:p text:style-name="P8"><text:span text:style-name="T4">Worked as a part of a big distributed team.</text:span></text:p>
          </table:table-cell>
        </table:table-row>
        <table:table-row table:style-name="Table7.1">
          <table:table-cell table:style-name="Table7.A24" office:value-type="string">
            <text:p text:style-name="P7"><text:span text:style-name="T8">Tools &amp; Technologies:</text:span></text:p>
          </table:table-cell>
          <table:table-cell table:style-name="Table7.B24" office:value-type="string">
            <text:p text:style-name="Standard">Ruby on Rails 4, Redis, Groupon’s specific services/APIs.</text:p>
            <text:p text:style-name="P6"/>
            <text:p text:style-name="P6"/>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Standard"><text:span text:style-name="T2">Dabble</text:span></text:p>
            <text:p text:style-name="Standard"><text:span text:style-name="T2">Remote - Kyiv, Ukraine; Chicago IL</text:span></text:p>
          </table:table-cell>
        </table:table-row>
        <table:table-row table:style-name="Table7.1">
          <table:table-cell table:style-name="Table7.A26" office:value-type="string">
            <text:p text:style-name="P30"><text:span text:style-name="T8">Project Description:</text:span></text:p>
          </table:table-cell>
          <table:table-cell table:style-name="Table7.B26" office:value-type="string">
            <text:p text:style-name="P32">Dabble is an online community marketplace for people to discover, teach and host unique and affordable one-time classes. I was working mostly on UI parts of the app using JS and CoffeeScript. Worked on migrating from old SSO to a new one, refactored and removed legacy code, was working on optimizing and <text:s/>performance enhancement. </text:p>
            <text:p text:style-name="P32"/>
          </table:table-cell>
        </table:table-row>
        <table:table-row table:style-name="Table7.1">
          <table:table-cell table:style-name="Table7.A27" office:value-type="string">
            <text:p text:style-name="P30"><text:span text:style-name="T8">Customer:</text:span></text:p>
          </table:table-cell>
          <table:table-cell table:style-name="Table7.B27" office:value-type="string">
            <text:p text:style-name="P6">US company <text:a xlink:type="simple" xlink:href="https://dabble.co/" text:style-name="ListLabel_20_39" text:visited-style-name="ListLabel_20_39"><text:span text:style-name="T6">https://dabble.co/</text:span></text:a></text:p>
          </table:table-cell>
        </table:table-row>
        <table:table-row table:style-name="Table7.1">
          <table:table-cell table:style-name="Table7.A28" office:value-type="string">
            <text:p text:style-name="P7"><text:span text:style-name="T8">Project Role:</text:span></text:p>
          </table:table-cell>
          <table:table-cell table:style-name="Table7.B28" office:value-type="string">
            <text:p text:style-name="P6">Front-end, Back-end developer</text:p>
          </table:table-cell>
        </table:table-row>
        <table:table-row table:style-name="Table7.1">
          <table:table-cell table:style-name="Table7.A29" office:value-type="string">
            <text:p text:style-name="P7"><text:span text:style-name="T8">Responsibilities:</text:span></text:p>
          </table:table-cell>
          <table:table-cell table:style-name="Table7.B29" office:value-type="string">
            <text:list xml:id="list52004607258124" text:continue-numbering="true" text:style-name="WWNum4">
              <text:list-item>
                <text:p text:style-name="P14">Updating UI, applying new design.</text:p>
              </text:list-item>
              <text:list-item>
                <text:p text:style-name="P14">Implementing back-end entities and business logic.</text:p>
              </text:list-item>
              <text:list-item>
                <text:p text:style-name="P14">Refactoring legacy code</text:p>
              </text:list-item>
            </text:list>
          </table:table-cell>
        </table:table-row>
        <table:table-row table:style-name="Table7.1">
          <table:table-cell table:style-name="Table7.A30" office:value-type="string">
            <text:p text:style-name="P7"><text:span text:style-name="T8">Project Team Size:</text:span></text:p>
          </table:table-cell>
          <table:table-cell table:style-name="Table7.B30" office:value-type="string">
            <text:p text:style-name="P6">~ 5 team members</text:p>
          </table:table-cell>
        </table:table-row>
        <table:table-row table:style-name="Table7.1">
          <table:table-cell table:style-name="Table7.A31" office:value-type="string">
            <text:p text:style-name="P7"><text:span text:style-name="T8">Tools &amp; Technologies:</text:span></text:p>
          </table:table-cell>
          <table:table-cell table:style-name="Table7.B31" office:value-type="string">
            <text:p text:style-name="Standard">Ruby on Rails 4.2, Trailblazer, Cells, Roar, ActiveAdmin, CoffeeScript, jQuery</text:p>
            <text:p text:style-name="P6"/>
            <text:p text:style-name="P6"/>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Syft</text:span></text:p>
            <text:p text:style-name="Standard"><text:span text:style-name="T2">Remote - Kyiv, Ukraine; London UK</text:span></text:p>
          </table:table-cell>
        </table:table-row>
        <table:table-row table:style-name="Table7.1">
          <table:table-cell table:style-name="Table7.A33" office:value-type="string">
            <text:p text:style-name="P30"><text:span text:style-name="T8">Project Description:</text:span></text:p>
          </table:table-cell>
          <table:table-cell table:style-name="Table7.B33" office:value-type="string">
            <text:p text:style-name="P6">Syft is a temporary staffing solution for the hospitality sector in London. Using the Syft mobile app and website, businesses can find temp staff quickly and easily basing on geolocation and required skills set. Joined the team to help them with rewriting and redesigning their API. I was working on implementing a new admin panel for that API. </text:p>
            <text:p text:style-name="P6"/>
          </table:table-cell>
        </table:table-row>
        <table:table-row table:style-name="Table7.1">
          <table:table-cell table:style-name="Table7.A34" office:value-type="string">
            <text:p text:style-name="P30"><text:span text:style-name="T8">Customer:</text:span></text:p>
          </table:table-cell>
          <table:table-cell table:style-name="Table7.B34" office:value-type="string">
            <text:p text:style-name="P6">UK company <text:a xlink:type="simple" xlink:href="https://syftapp.com" text:style-name="ListLabel_20_39" text:visited-style-name="ListLabel_20_39"><text:span text:style-name="T6">https://syftapp.com</text:span></text:a></text:p>
          </table:table-cell>
        </table:table-row>
        <table:table-row table:style-name="Table7.1">
          <table:table-cell table:style-name="Table7.A35" office:value-type="string">
            <text:p text:style-name="P7"><text:span text:style-name="T8">Project Role:</text:span></text:p>
          </table:table-cell>
          <table:table-cell table:style-name="Table7.B35" office:value-type="string">
            <text:p text:style-name="P6">Front-end, Back-end developer</text:p>
          </table:table-cell>
        </table:table-row>
        <table:table-row table:style-name="Table7.1">
          <table:table-cell table:style-name="Table7.A36" office:value-type="string">
            <text:p text:style-name="P7"><text:span text:style-name="T8">Responsibilities:</text:span></text:p>
          </table:table-cell>
          <table:table-cell table:style-name="Table7.B36" office:value-type="string">
            <text:list xml:id="list52005729924436" text:continue-numbering="true" text:style-name="WWNum4">
              <text:list-item>
                <text:p text:style-name="P14">API design: specs, documentation.</text:p>
              </text:list-item>
              <text:list-item>
                <text:p text:style-name="P14">Implementing back-end entities and business logic.</text:p>
              </text:list-item>
              <text:list-item>
                <text:p text:style-name="P14">Writing the UI part of the app using react+redux.</text:p>
              </text:list-item>
            </text:list>
          </table:table-cell>
        </table:table-row>
        <table:table-row table:style-name="Table7.1">
          <table:table-cell table:style-name="Table7.A37" office:value-type="string">
            <text:p text:style-name="P7"><text:span text:style-name="T8">Project Team Size:</text:span></text:p>
          </table:table-cell>
          <table:table-cell table:style-name="Table7.B37" office:value-type="string">
            <text:p text:style-name="P6">~ 30 team members</text:p>
          </table:table-cell>
        </table:table-row>
        <table:table-row table:style-name="Table7.1">
          <table:table-cell table:style-name="Table7.A38" office:value-type="string">
            <text:p text:style-name="P7"><text:span text:style-name="T8">Tools &amp; Technologies:</text:span></text:p>
          </table:table-cell>
          <table:table-cell table:style-name="Table7.B38" office:value-type="string">
            <text:p text:style-name="P34">Ruby on Rails 5, Grape, Virtus, ES6, React+Redux, postgreSQL, Rspec, VCR, Factory Girl</text:p>
            <text:p text:style-name="P6"/>
            <text:p text:style-name="P6"/>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Chairlift Expense</text:span></text:p>
            <text:p text:style-name="Standard"><text:span text:style-name="T2">Kyiv, Ukraine</text:span></text:p>
          </table:table-cell>
        </table:table-row>
        <table:table-row table:style-name="Table7.1">
          <table:table-cell table:style-name="Table7.A40" office:value-type="string">
            <text:p text:style-name="P30"><text:span text:style-name="T8">Project Description:</text:span></text:p>
          </table:table-cell>
          <table:table-cell table:style-name="Table7.B40" office:value-type="string">
            <text:p text:style-name="P6">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6"/>
          </table:table-cell>
        </table:table-row>
        <text:soft-page-break/>
        <table:table-row table:style-name="Table7.1">
          <table:table-cell table:style-name="Table7.A41" office:value-type="string">
            <text:p text:style-name="P30"><text:span text:style-name="T8">Customer:</text:span></text:p>
          </table:table-cell>
          <table:table-cell table:style-name="Table7.B41" office:value-type="string">
            <text:p text:style-name="P6">US company. Internal project</text:p>
          </table:table-cell>
        </table:table-row>
        <table:table-row table:style-name="Table7.1">
          <table:table-cell table:style-name="Table7.A42" office:value-type="string">
            <text:p text:style-name="P7"><text:span text:style-name="T8">Project Role:</text:span></text:p>
          </table:table-cell>
          <table:table-cell table:style-name="Table7.B42" office:value-type="string">
            <text:p text:style-name="P6">Team Lead</text:p>
          </table:table-cell>
        </table:table-row>
        <table:table-row table:style-name="Table7.1">
          <table:table-cell table:style-name="Table7.A43" office:value-type="string">
            <text:p text:style-name="P7"><text:span text:style-name="T8">Responsibilities:</text:span></text:p>
          </table:table-cell>
          <table:table-cell table:style-name="Table7.B43" office:value-type="string">
            <text:list xml:id="list52005672179281" text:continue-numbering="true" text:style-name="WWNum4">
              <text:list-item>
                <text:p text:style-name="P14">Code reviews, estimating and allocating resources, writing stories. Decision-making and negotiating, communicating with the project owner.</text:p>
              </text:list-item>
              <text:list-item>
                <text:p text:style-name="P14">Writing code, making architectural decisions. </text:p>
              </text:list-item>
            </text:list>
          </table:table-cell>
        </table:table-row>
        <table:table-row table:style-name="Table7.1">
          <table:table-cell table:style-name="Table7.A44" office:value-type="string">
            <text:p text:style-name="P7"><text:span text:style-name="T8">Project Team Size:</text:span></text:p>
          </table:table-cell>
          <table:table-cell table:style-name="Table7.B44" office:value-type="string">
            <text:p text:style-name="P6">3 team members</text:p>
          </table:table-cell>
        </table:table-row>
        <table:table-row table:style-name="Table7.1">
          <table:table-cell table:style-name="Table7.A45" office:value-type="string">
            <text:p text:style-name="P7"><text:span text:style-name="T8">Tools &amp; Technologies:</text:span></text:p>
          </table:table-cell>
          <table:table-cell table:style-name="Table7.B45" office:value-type="string">
            <text:p text:style-name="P34">Ruby on Rails 5, ES6, React+Redux, Gulp, CSS, JSON, postgreSQL, Rspec, Capybara, Factory Girl</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Enova</text:span></text:p>
            <text:p text:style-name="Standard"><text:span text:style-name="T2">Chicago IL</text:span></text:p>
          </table:table-cell>
        </table:table-row>
        <table:table-row table:style-name="Table7.1">
          <table:table-cell table:style-name="Table7.A47" office:value-type="string">
            <text:p text:style-name="P30"><text:span text:style-name="T8">Project Description:</text:span></text:p>
          </table:table-cell>
          <table:table-cell table:style-name="Table7.B47" office:value-type="string">
            <text:p text:style-name="P6">Large enterprise project in financial sphere intended to optimize business processes of the loan company. The Project consists of two main parts: Core application based on Ruby on Rails 2.1, Ember and brand-new service wrote from scratch using Rails 4.2. The Project is based on third-party SOAP API and a bunch of internal services and APIs.</text:p>
            <text:p text:style-name="P6"/>
          </table:table-cell>
        </table:table-row>
        <table:table-row table:style-name="Table7.1">
          <table:table-cell table:style-name="Table7.A48" office:value-type="string">
            <text:p text:style-name="P30"><text:span text:style-name="T8">Customer:</text:span></text:p>
          </table:table-cell>
          <table:table-cell table:style-name="Table7.B48" office:value-type="string">
            <text:p text:style-name="P6">US company <text:a xlink:type="simple" xlink:href="https://www.enova.com/" text:style-name="ListLabel_20_39" text:visited-style-name="ListLabel_20_39"><text:span text:style-name="T6">https://www.enova.com/</text:span></text:a></text:p>
          </table:table-cell>
        </table:table-row>
        <table:table-row table:style-name="Table7.1">
          <table:table-cell table:style-name="Table7.A49" office:value-type="string">
            <text:p text:style-name="P7"><text:span text:style-name="T8">Project Role:</text:span></text:p>
          </table:table-cell>
          <table:table-cell table:style-name="Table7.B49" office:value-type="string">
            <text:p text:style-name="P6">Team Lead</text:p>
          </table:table-cell>
        </table:table-row>
        <table:table-row table:style-name="Table7.1">
          <table:table-cell table:style-name="Table7.A50" office:value-type="string">
            <text:p text:style-name="P7"><text:span text:style-name="T8">Responsibilities:</text:span></text:p>
          </table:table-cell>
          <table:table-cell table:style-name="Table7.B50" office:value-type="string">
            <text:list xml:id="list52006333538325" text:continue-numbering="true" text:style-name="WWNum4">
              <text:list-item>
                <text:p text:style-name="P14">Code reviews, estimating and allocating resources.</text:p>
              </text:list-item>
              <text:list-item>
                <text:p text:style-name="P14">Decision-making and negotiating.</text:p>
              </text:list-item>
              <text:list-item>
                <text:p text:style-name="P14">Writing new and refactoring legacy code.</text:p>
              </text:list-item>
            </text:list>
          </table:table-cell>
        </table:table-row>
        <table:table-row table:style-name="Table7.1">
          <table:table-cell table:style-name="Table7.A51" office:value-type="string">
            <text:p text:style-name="P7"><text:span text:style-name="T8">Project Team Size:</text:span></text:p>
          </table:table-cell>
          <table:table-cell table:style-name="Table7.B51" office:value-type="string">
            <text:p text:style-name="P6">3 team members</text:p>
          </table:table-cell>
        </table:table-row>
        <table:table-row table:style-name="Table7.1">
          <table:table-cell table:style-name="Table7.A52" office:value-type="string">
            <text:p text:style-name="P7"><text:span text:style-name="T8">Tools &amp; Technologies:</text:span></text:p>
          </table:table-cell>
          <table:table-cell table:style-name="Table7.B52" office:value-type="string">
            <text:p text:style-name="P35">Ruby, RoR, JS, Ember, CSS, Bootstrap, SOAP, JSON, postgreSQL/jsonb, Cucumber, Rspec, Capybara, VCR, JWT, Devise</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Chairlift(Better Feedback)</text:span></text:p>
            <text:p text:style-name="Standard"><text:span text:style-name="T2">Kyiv Ukraine</text:span></text:p>
          </table:table-cell>
        </table:table-row>
        <table:table-row table:style-name="Table7.1">
          <table:table-cell table:style-name="Table7.A54" office:value-type="string">
            <text:p text:style-name="P30"><text:span text:style-name="T8">Project Description:</text:span></text:p>
          </table:table-cell>
          <table:table-cell table:style-name="Table7.B54" office:value-type="string">
            <text:p text:style-name="P9"><text:span text:style-name="T4">Chairlift is a modern, cloud-based HR solution that elevates employee performance and provides HR professionals with the insight to nourish workplace culture. It is an internal Sphere project I worked as a part of a remote team. </text:span></text:p>
            <text:p text:style-name="P6"/>
          </table:table-cell>
        </table:table-row>
        <table:table-row table:style-name="Table7.1">
          <table:table-cell table:style-name="Table7.A55" office:value-type="string">
            <text:p text:style-name="P30"><text:span text:style-name="T8">Customer:</text:span></text:p>
          </table:table-cell>
          <table:table-cell table:style-name="Table7.B55" office:value-type="string">
            <text:p text:style-name="P6">US company. Internal project. <text:a xlink:type="simple" xlink:href="https://chairlift.io" text:style-name="ListLabel_20_39" text:visited-style-name="ListLabel_20_39"><text:span text:style-name="T6">https://chairlift.io</text:span></text:a></text:p>
          </table:table-cell>
        </table:table-row>
        <table:table-row table:style-name="Table7.1">
          <table:table-cell table:style-name="Table7.A56" office:value-type="string">
            <text:p text:style-name="P7"><text:span text:style-name="T8">Project Role:</text:span></text:p>
          </table:table-cell>
          <table:table-cell table:style-name="Table7.B56" office:value-type="string">
            <text:p text:style-name="P6">Front-end, Back-end developer</text:p>
          </table:table-cell>
        </table:table-row>
        <table:table-row table:style-name="Table7.1">
          <table:table-cell table:style-name="Table7.A57" office:value-type="string">
            <text:p text:style-name="P7"><text:span text:style-name="T8">Responsibilities:</text:span></text:p>
          </table:table-cell>
          <table:table-cell table:style-name="Table7.B57" office:value-type="string">
            <text:list xml:id="list52004269618358" text:continue-numbering="true" text:style-name="WWNum4">
              <text:list-item>
                <text:p text:style-name="P19"><text:span text:style-name="T4">Implemented several UI parts/features of the application using React, Redux and ES6.</text:span></text:p>
              </text:list-item>
              <text:list-item>
                <text:p text:style-name="P19"><text:span text:style-name="T4">Worked on back-end entities.</text:span></text:p>
              </text:list-item>
            </text:list>
            <text:p text:style-name="P3"/>
          </table:table-cell>
        </table:table-row>
        <table:table-row table:style-name="Table7.1">
          <table:table-cell table:style-name="Table7.A58" office:value-type="string">
            <text:p text:style-name="P7"><text:span text:style-name="T8">Project Team Size:</text:span></text:p>
          </table:table-cell>
          <table:table-cell table:style-name="Table7.B58" office:value-type="string">
            <text:p text:style-name="P6">10 team members</text:p>
          </table:table-cell>
        </table:table-row>
        <table:table-row table:style-name="Table7.1">
          <table:table-cell table:style-name="Table7.A59" office:value-type="string">
            <text:p text:style-name="P7"><text:span text:style-name="T8">Tools &amp; Technologies:</text:span></text:p>
          </table:table-cell>
          <table:table-cell table:style-name="Table7.B59" office:value-type="string">
            <text:p text:style-name="P34">Ruby on Rails 4.2, ES6, React+Redux, CSS, JSON, postgreSQL, Rspec, Factory Girl</text:p>
            <text:p text:style-name="P26"/>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7"><text:span text:style-name="T2">Ira Rott Inc</text:span>(part-time, remote)<text:span text:style-name="T2"> <text:s text:c="25"/>Jan 2015 – Present</text:span></text:p>
          </table:table-cell>
        </table:table-row>
        <text:soft-page-break/>
        <table:table-row table:style-name="Table7.1">
          <table:table-cell table:style-name="Table7.A2" office:value-type="string">
            <text:p text:style-name="P28"><text:span text:style-name="T8">Project:</text:span></text:p>
          </table:table-cell>
          <table:table-cell table:style-name="Table7.B2" office:value-type="string">
            <text:p text:style-name="P27"><text:span text:style-name="T2">irarott.com, Ontario, Canada</text:span></text:p>
          </table:table-cell>
        </table:table-row>
        <table:table-row table:style-name="Table7.1">
          <table:table-cell table:style-name="Table7.A62" office:value-type="string">
            <text:p text:style-name="P30"><text:span text:style-name="T8">Project Description:</text:span></text:p>
          </table:table-cell>
          <table:table-cell table:style-name="Table7.B62" office:value-type="string">
            <text:p text:style-name="P21">Online shopping cart for selling digital material (PDF files with patterns) and is a kind of CMS that has almost everything customizable using an admin page, beginning with adding new patterns, portfolios, creating standalone pages, categories etc and ending with changing all SEO-related parameters of this website.</text:p>
          </table:table-cell>
        </table:table-row>
        <table:table-row table:style-name="Table7.1">
          <table:table-cell table:style-name="Table7.A63" office:value-type="string">
            <text:p text:style-name="P30"><text:span text:style-name="T8">Customer:</text:span></text:p>
          </table:table-cell>
          <table:table-cell table:style-name="Table7.B63" office:value-type="string">
            <text:p text:style-name="P21">Canadian company <text:a xlink:type="simple" xlink:href="https://irarott.com" text:style-name="ListLabel_20_39" text:visited-style-name="ListLabel_20_39"><text:span text:style-name="T6">https://irarott.com</text:span></text:a></text:p>
          </table:table-cell>
        </table:table-row>
        <table:table-row table:style-name="Table7.1">
          <table:table-cell table:style-name="Table7.A64" office:value-type="string">
            <text:p text:style-name="P7"><text:span text:style-name="T8">Project Role:</text:span></text:p>
          </table:table-cell>
          <table:table-cell table:style-name="Table7.B64" office:value-type="string">
            <text:p text:style-name="P21">Full-Stack Developer</text:p>
          </table:table-cell>
        </table:table-row>
        <table:table-row table:style-name="Table7.1">
          <table:table-cell table:style-name="Table7.A65" office:value-type="string">
            <text:p text:style-name="P7"><text:span text:style-name="T8">Responsibilities:</text:span></text:p>
          </table:table-cell>
          <table:table-cell table:style-name="Table7.B65" office:value-type="string">
            <text:list xml:id="list52004553575390" text:continue-numbering="true" text:style-name="WWNum4">
              <text:list-item>
                <text:p text:style-name="P14">creating back-end and frontend, admin page</text:p>
              </text:list-item>
              <text:list-item>
                <text:p text:style-name="P14">design, SEO-optimization</text:p>
              </text:list-item>
              <text:list-item>
                <text:p text:style-name="P14">configuring and optimization of the web, SQL servers</text:p>
              </text:list-item>
              <text:list-item>
                <text:p text:style-name="P14">site migration, support current features and monitoring website's state.</text:p>
              </text:list-item>
            </text:list>
            <text:p text:style-name="P6"/>
          </table:table-cell>
        </table:table-row>
        <table:table-row table:style-name="Table7.1">
          <table:table-cell table:style-name="Table7.A66" office:value-type="string">
            <text:p text:style-name="P7"><text:span text:style-name="T8">Tools &amp; Technologies:</text:span></text:p>
          </table:table-cell>
          <table:table-cell table:style-name="Table7.B66" office:value-type="string">
            <text:p text:style-name="P20">Ruby 2.7, JavaScript, CoffeeScript, Padrino, Jquery, JS, SASS, Haml, ActiveRecord, Carrierwave, Poltergeist, Selenium, JSON, Newrelic, Sprockets, Nginx, PostgreSQL, Capistrano</text:p>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Standard"><text:span text:style-name="T2">Ecommerce LLC <text:s text:c="45"/>Sep 2012 – Oct 2015</text:span></text:p>
            <text:p text:style-name="Standard"><text:span text:style-name="T2">Columbus OH, Zaporizhzhia Ukraine</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27"><text:span text:style-name="T2">CloudByIX, <text:s/></text:span></text:p>
          </table:table-cell>
        </table:table-row>
        <table:table-row table:style-name="Table7.69">
          <table:table-cell table:style-name="Table7.A69" office:value-type="string">
            <text:p text:style-name="P30"><text:span text:style-name="T8">Project Description:</text:span></text:p>
          </table:table-cell>
          <table:table-cell table:style-name="Table7.B69" office:value-type="string">
            <text:p text:style-name="P21">Cloud by IX is a Cloud Hosting service created for system and database administrators, web developers, resellers, hosting professionals and business infrastructure. The project is a Single Page JavaScript Application that integrates CloudStacks into the current manage panel and billing system of Ecommerce.com's brands. Application has Ruby on Rails + Sinatra on back-end and backbone.js on front-end</text:p>
          </table:table-cell>
        </table:table-row>
        <table:table-row table:style-name="Table7.1">
          <table:table-cell table:style-name="Table7.A70" office:value-type="string">
            <text:p text:style-name="P30"><text:span text:style-name="T8">Customer:</text:span></text:p>
          </table:table-cell>
          <table:table-cell table:style-name="Table7.B70" office:value-type="string">
            <text:p text:style-name="P21">US Company <text:a xlink:type="simple" xlink:href="https://www.cloudbyix.com/" text:style-name="ListLabel_20_39" text:visited-style-name="ListLabel_20_39"><text:span text:style-name="T6">https://www.cloudbyix.com/</text:span></text:a></text:p>
          </table:table-cell>
        </table:table-row>
        <table:table-row table:style-name="Table7.1">
          <table:table-cell table:style-name="Table7.A71" office:value-type="string">
            <text:p text:style-name="P7"><text:span text:style-name="T8">Project Role:</text:span></text:p>
          </table:table-cell>
          <table:table-cell table:style-name="Table7.B71" office:value-type="string">
            <text:p text:style-name="P21">Team Lead, Middle Ruby/JS developer</text:p>
          </table:table-cell>
        </table:table-row>
        <table:table-row table:style-name="Table7.1">
          <table:table-cell table:style-name="Table7.A72" office:value-type="string">
            <text:p text:style-name="P7"><text:span text:style-name="T8">Responsibilities:</text:span></text:p>
          </table:table-cell>
          <table:table-cell table:style-name="Table7.B72" office:value-type="string">
            <text:list xml:id="list52006104056699" text:continue-numbering="true" text:style-name="WWNum4">
              <text:list-item>
                <text:p text:style-name="P14">Creating a UI that integrates current control panel with CloudStack. </text:p>
              </text:list-item>
              <text:list-item>
                <text:p text:style-name="P14">Design of UI components. </text:p>
              </text:list-item>
              <text:list-item>
                <text:p text:style-name="P14">Adapting SOAP API to JSON and vice versa. </text:p>
              </text:list-item>
              <text:list-item>
                <text:p text:style-name="P14">Supporting released features, updating functionality as it was required by MVP and Agile methodologies. </text:p>
              </text:list-item>
              <text:list-item>
                <text:p text:style-name="P14">Security researcher.</text:p>
              </text:list-item>
            </text:list>
          </table:table-cell>
        </table:table-row>
        <table:table-row table:style-name="Table7.1">
          <table:table-cell table:style-name="Table7.A73" office:value-type="string">
            <text:p text:style-name="P7"><text:span text:style-name="T8">Project Team Size:</text:span></text:p>
          </table:table-cell>
          <table:table-cell table:style-name="Table7.B73" office:value-type="string">
            <text:p text:style-name="P21">4 local developers, 1 remote developer, 3 QAs</text:p>
          </table:table-cell>
        </table:table-row>
        <table:table-row table:style-name="Table7.1">
          <table:table-cell table:style-name="Table7.A74" office:value-type="string">
            <text:p text:style-name="P7"><text:span text:style-name="T8">Tools &amp; Technologies:</text:span></text:p>
          </table:table-cell>
          <table:table-cell table:style-name="Table7.B74" office:value-type="string">
            <text:p text:style-name="P20">Ruby 1.9.7 and 2.1.3, CoffeeScript, Ruby on Rails 4.0, Sinatra, Backbone.js 1.1, Marionette.js, jQuery, Rspec 3.2, Capybara, Jasmine, VCR, site_prism.vcr, Capistrano, SASS, ROM, Guard, Node, Faye</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Ordering Wizard</text:span></text:p>
          </table:table-cell>
        </table:table-row>
        <table:table-row table:style-name="Table7.1">
          <table:table-cell table:style-name="Table7.A76" office:value-type="string">
            <text:p text:style-name="P30"><text:span text:style-name="T8">Project Description:</text:span></text:p>
          </table:table-cell>
          <table:table-cell table:style-name="Table7.B76" office:value-type="string">
            <text:p text:style-name="P21">Ordering wizard for Cloud product on CloudByIx.com and IxWebhosting.com. This project is an integrated Single Page Application that allows to pre-configure and bye cloud products without using external payment services.</text:p>
          </table:table-cell>
        </table:table-row>
        <table:table-row table:style-name="Table7.1">
          <table:table-cell table:style-name="Table7.A77" office:value-type="string">
            <text:p text:style-name="P30"><text:span text:style-name="T8">Customer:</text:span></text:p>
          </table:table-cell>
          <table:table-cell table:style-name="Table7.B77" office:value-type="string">
            <text:p text:style-name="P21">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78" office:value-type="string">
            <text:p text:style-name="P7"><text:span text:style-name="T8">Project Role:</text:span></text:p>
          </table:table-cell>
          <table:table-cell table:style-name="Table7.B78" office:value-type="string">
            <text:p text:style-name="P21">Full-Stack Developer. </text:p>
          </table:table-cell>
        </table:table-row>
        <table:table-row table:style-name="Table7.1">
          <table:table-cell table:style-name="Table7.A79" office:value-type="string">
            <text:p text:style-name="P7"><text:span text:style-name="T8">Responsibilities:</text:span></text:p>
          </table:table-cell>
          <table:table-cell table:style-name="Table7.B79" office:value-type="string">
            <text:list xml:id="list52005794351858" text:continue-numbering="true" text:style-name="WWNum4">
              <text:list-item>
                <text:p text:style-name="P14">Creating a UI that integrates SOAP API with control panel and CloudStack that uses JSON. </text:p>
              </text:list-item>
              <text:list-item>
                <text:p text:style-name="P14">Supporting released features, updating functionality as it was required by MVP and Agile methodologies.</text:p>
              </text:list-item>
            </text:list>
          </table:table-cell>
        </table:table-row>
        <table:table-row table:style-name="Table7.1">
          <table:table-cell table:style-name="Table7.A80" office:value-type="string">
            <text:p text:style-name="P7"><text:span text:style-name="T8">Project Team Size:</text:span></text:p>
          </table:table-cell>
          <table:table-cell table:style-name="Table7.B80" office:value-type="string">
            <text:p text:style-name="P21">3 developers and 2 QAs</text:p>
          </table:table-cell>
        </table:table-row>
        <text:soft-page-break/>
        <table:table-row table:style-name="Table7.1">
          <table:table-cell table:style-name="Table7.A81" office:value-type="string">
            <text:p text:style-name="P7"><text:span text:style-name="T8">Tools &amp; Technologies:</text:span></text:p>
          </table:table-cell>
          <table:table-cell table:style-name="Table7.B81" office:value-type="string">
            <text:p text:style-name="P20">Ruby 2.1.3, CoffeeScript, Sinatra, Backbone.js, jQuery, Ruby on Rails 4.0, Rspec 3.2, Capybara, Jasmine, VCR, site_prism.vcr, Capistrano, SASS, ROM</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IxWebhosting.com + HostExcellence.com</text:span></text:p>
          </table:table-cell>
        </table:table-row>
        <table:table-row table:style-name="Table7.1">
          <table:table-cell table:style-name="Table7.A83" office:value-type="string">
            <text:p text:style-name="P30"><text:span text:style-name="T8">Project Description:</text:span></text:p>
          </table:table-cell>
          <table:table-cell table:style-name="Table7.B83" office:value-type="string">
            <text:p text:style-name="P21">Landing pages for IxWebhosting.com and HostExcellence.com, This project contains pop-ups and a bunch of landing pages for current and pre-sales products that give the company an opportunity to sell a product using one-click purchase tool or Opt-In for a new project that is not yet released.</text:p>
          </table:table-cell>
        </table:table-row>
        <table:table-row table:style-name="Table7.1">
          <table:table-cell table:style-name="Table7.A84" office:value-type="string">
            <text:p text:style-name="P30"><text:span text:style-name="T8">Customer:</text:span></text:p>
          </table:table-cell>
          <table:table-cell table:style-name="Table7.B84" office:value-type="string">
            <text:p text:style-name="P21">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85" office:value-type="string">
            <text:p text:style-name="P7"><text:span text:style-name="T8">Project Role:</text:span></text:p>
          </table:table-cell>
          <table:table-cell table:style-name="Table7.B85" office:value-type="string">
            <text:p text:style-name="P21">Front-end Developer</text:p>
          </table:table-cell>
        </table:table-row>
        <table:table-row table:style-name="Table7.1">
          <table:table-cell table:style-name="Table7.A86" office:value-type="string">
            <text:p text:style-name="P7"><text:span text:style-name="T8">Responsibilities:</text:span></text:p>
          </table:table-cell>
          <table:table-cell table:style-name="Table7.B86" office:value-type="string">
            <text:list xml:id="list52006241505736" text:continue-numbering="true" text:style-name="WWNum4">
              <text:list-item>
                <text:p text:style-name="P14">Integrating design with current API and billing system.</text:p>
              </text:list-item>
              <text:list-item>
                <text:p text:style-name="P14">Writing code needed for One-Click purchase tool.</text:p>
              </text:list-item>
            </text:list>
          </table:table-cell>
        </table:table-row>
        <table:table-row table:style-name="Table7.1">
          <table:table-cell table:style-name="Table7.A87" office:value-type="string">
            <text:p text:style-name="P7"><text:span text:style-name="T8">Project Team Size:</text:span></text:p>
          </table:table-cell>
          <table:table-cell table:style-name="Table7.B87" office:value-type="string">
            <text:p text:style-name="P21">2 developers, 1 designer, 1 QA</text:p>
          </table:table-cell>
        </table:table-row>
        <table:table-row table:style-name="Table7.1">
          <table:table-cell table:style-name="Table7.A88" office:value-type="string">
            <text:p text:style-name="P7"><text:span text:style-name="T8">Tools &amp; Technologies:</text:span></text:p>
          </table:table-cell>
          <table:table-cell table:style-name="Table7.B88" office:value-type="string">
            <text:p text:style-name="P20">Ruby 2.1.3, CoffeeScript, Ruby on Rails 4.0, jQuery, Rspec 3.2, Capybara, Jasmine, SASS, Faye, JSON</text:p>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7"><text:span text:style-name="T2">Volunteerism or Open-Source Projects</text:span></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CTF Dashboard for </text:span>«<text:span text:style-name="T2">NoNameCon 2018</text:span>»<text:span text:style-name="T2"> <text:s text:c="4"/>Jan 2018 - May 2018</text:span></text:p>
          </table:table-cell>
        </table:table-row>
        <table:table-row table:style-name="Table7.1">
          <table:table-cell table:style-name="Table7.A91" office:value-type="string">
            <text:p text:style-name="P30"><text:span text:style-name="T8">Project Description:</text:span></text:p>
          </table:table-cell>
          <table:table-cell table:style-name="Table7.B91" office:value-type="string">
            <text:p text:style-name="P21">NoNameCon is a 100% community-built practical cybersecurity conference in Kyiv, Ukraine. There were several workshops and a CTF game held during the event. I was working on the admin application for the CTF game, while the CTF team created the tasks and configured servers to call the API request to the admin part in case a flag is captured or lost.</text:p>
          </table:table-cell>
        </table:table-row>
        <table:table-row table:style-name="Table7.1">
          <table:table-cell table:style-name="Table7.A92" office:value-type="string">
            <text:p text:style-name="P30"><text:span text:style-name="T8">Customer:</text:span></text:p>
          </table:table-cell>
          <table:table-cell table:style-name="Table7.B92" office:value-type="string">
            <text:p text:style-name="P21"><text:a xlink:type="simple" xlink:href="https://nonamecon.org/" text:style-name="ListLabel_20_39" text:visited-style-name="ListLabel_20_39"><text:span text:style-name="T6">https://nonamecon.org/</text:span></text:a></text:p>
          </table:table-cell>
        </table:table-row>
        <table:table-row table:style-name="Table7.1">
          <table:table-cell table:style-name="Table7.A93" office:value-type="string">
            <text:p text:style-name="P7"><text:span text:style-name="T8">Project Role:</text:span></text:p>
          </table:table-cell>
          <table:table-cell table:style-name="Table7.B93" office:value-type="string">
            <text:p text:style-name="P21">Full-Stack developer, Game-Master's assistant.</text:p>
          </table:table-cell>
        </table:table-row>
        <table:table-row table:style-name="Table7.1">
          <table:table-cell table:style-name="Table7.A94" office:value-type="string">
            <text:p text:style-name="P7"><text:span text:style-name="T8">Responsibilities:</text:span></text:p>
          </table:table-cell>
          <table:table-cell table:style-name="Table7.B94" office:value-type="string">
            <text:list xml:id="list52004434944475" text:continue-numbering="true" text:style-name="WWNum4">
              <text:list-item>
                <text:p text:style-name="P14">Creating API endpoints, </text:p>
              </text:list-item>
              <text:list-item>
                <text:p text:style-name="P14">writing UI on vanilla JS</text:p>
              </text:list-item>
              <text:list-item>
                <text:p text:style-name="P14">Maintaining servers during the game.</text:p>
              </text:list-item>
            </text:list>
            <text:p text:style-name="P26"/>
          </table:table-cell>
        </table:table-row>
        <table:table-row table:style-name="Table7.1">
          <table:table-cell table:style-name="Table7.A95" office:value-type="string">
            <text:p text:style-name="P7"><text:span text:style-name="T8">Project Team Size:</text:span></text:p>
          </table:table-cell>
          <table:table-cell table:style-name="Table7.B95" office:value-type="string">
            <text:p text:style-name="P21">2 developers, 3 game masters, 3 Game designers </text:p>
          </table:table-cell>
        </table:table-row>
        <table:table-row table:style-name="Table7.1">
          <table:table-cell table:style-name="Table7.A96" office:value-type="string">
            <text:p text:style-name="P7"><text:span text:style-name="T8">Tools &amp; Technologies:</text:span></text:p>
          </table:table-cell>
          <table:table-cell table:style-name="Table7.B96" office:value-type="string">
            <text:p text:style-name="P20">Python, Flask, Flask-SQLAlchemy, Redis, Gitlab CI</text:p>
            <text:p text:style-name="P20"/>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Cybersecurity Olympiad «HackIT-2015» <text:s text:c="7"/>Jan 2015 - Mar 2015</text:span></text:p>
          </table:table-cell>
        </table:table-row>
        <table:table-row table:style-name="Table7.1">
          <table:table-cell table:style-name="Table7.A98" office:value-type="string">
            <text:p text:style-name="P30"><text:span text:style-name="T8">Project Description:</text:span></text:p>
          </table:table-cell>
          <table:table-cell table:style-name="Table7.B98" office:value-type="string">
            <text:p text:style-name="P21">«SecureVPN» is a service created for the Cybersecurity Olympiad «HackIT-2015» with deep integration of fake payment service that allows users to get a paid VPN server and connect to any other servers in the network. The Service was based on an open-source project with hooks for OpenVPN that I had to rewrite for the game's needs. The whole infrastructure had 2 VPN servers located in Amsterdam and Singapore, a billing system located in Toronto and a payment system in Singapore. Back-end was rewritten to add flags and integrate the product with 3rd party payment systems.</text:p>
          </table:table-cell>
        </table:table-row>
        <table:table-row table:style-name="Table7.1">
          <table:table-cell table:style-name="Table7.A99" office:value-type="string">
            <text:p text:style-name="P30"><text:span text:style-name="T8">Customer:</text:span></text:p>
          </table:table-cell>
          <table:table-cell table:style-name="Table7.B99" office:value-type="string">
            <text:p text:style-name="P21">Ukrainian Non-Government Organization «Ukrainian Information Security Group»</text:p>
          </table:table-cell>
        </table:table-row>
        <table:table-row table:style-name="Table7.1">
          <table:table-cell table:style-name="Table7.A100" office:value-type="string">
            <text:p text:style-name="P7"><text:span text:style-name="T8">Project Role:</text:span></text:p>
          </table:table-cell>
          <table:table-cell table:style-name="Table7.B100" office:value-type="string">
            <text:p text:style-name="P21">Full-Stack developer, Game-Master's assistant.</text:p>
          </table:table-cell>
        </table:table-row>
        <text:soft-page-break/>
        <table:table-row table:style-name="Table7.1">
          <table:table-cell table:style-name="Table7.A101" office:value-type="string">
            <text:p text:style-name="P7"><text:span text:style-name="T8">Responsibilities:</text:span></text:p>
          </table:table-cell>
          <table:table-cell table:style-name="Table7.B101" office:value-type="string">
            <text:list xml:id="list52006077299045" text:continue-numbering="true" text:style-name="WWNum4">
              <text:list-item>
                <text:p text:style-name="P14">Adding and configuring VPN, SQL and web servers using Chef. </text:p>
              </text:list-item>
              <text:list-item>
                <text:p text:style-name="P14">Integrating fake payment system with the services, </text:p>
              </text:list-item>
              <text:list-item>
                <text:p text:style-name="P14">adding vulnerabilities and fixing existent ones.</text:p>
              </text:list-item>
            </text:list>
          </table:table-cell>
        </table:table-row>
        <table:table-row table:style-name="Table7.1">
          <table:table-cell table:style-name="Table7.A102" office:value-type="string">
            <text:p text:style-name="P7"><text:span text:style-name="T8">Project Team Size:</text:span></text:p>
          </table:table-cell>
          <table:table-cell table:style-name="Table7.B102" office:value-type="string">
            <text:p text:style-name="P21">1 developer, 2 game masters, 2 security researchers. </text:p>
          </table:table-cell>
        </table:table-row>
        <table:table-row table:style-name="Table7.1">
          <table:table-cell table:style-name="Table7.A103" office:value-type="string">
            <text:p text:style-name="P7"><text:span text:style-name="T8">Tools &amp; Technologies:</text:span></text:p>
          </table:table-cell>
          <table:table-cell table:style-name="Table7.B103" office:value-type="string">
            <text:p text:style-name="P20">Ruby 2.1, Ruby on Rails 4.2, Chef</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Cybersecurity Olympiad «HackIT-2015» <text:s text:c="7"/>Jan 2015 - Mar 2015</text:span></text:p>
          </table:table-cell>
        </table:table-row>
        <table:table-row table:style-name="Table7.1">
          <table:table-cell table:style-name="Table7.A105" office:value-type="string">
            <text:p text:style-name="P30"><text:span text:style-name="T8">Project Description:</text:span></text:p>
          </table:table-cell>
          <table:table-cell table:style-name="Table7.B105" office:value-type="string">
            <text:p text:style-name="P21">«SecureVPN» is a service created for the Cybersecurity Olympiad «HackIT-2015» with deep integration of fake payment service that allows users to get a paid VPN server and connect to any other servers in the network. The Service was based on an open-source project with hooks for OpenVPN that I had to rewrite for the game's needs. The whole infrastructure had 2 VPN servers located in Amsterdam and Singapore, a billing system located in Toronto and a payment system in Singapore. Back-end was rewritten to add flags and integrate the product with 3rd party payment systems.</text:p>
          </table:table-cell>
        </table:table-row>
        <table:table-row table:style-name="Table7.1">
          <table:table-cell table:style-name="Table7.A106" office:value-type="string">
            <text:p text:style-name="P30"><text:span text:style-name="T8">Customer:</text:span></text:p>
          </table:table-cell>
          <table:table-cell table:style-name="Table7.B106" office:value-type="string">
            <text:p text:style-name="P21">Ukrainian Non-Government Organization «Ukrainian Information Security Group»</text:p>
          </table:table-cell>
        </table:table-row>
        <table:table-row table:style-name="Table7.1">
          <table:table-cell table:style-name="Table7.A107" office:value-type="string">
            <text:p text:style-name="P7"><text:span text:style-name="T8">Project Role:</text:span></text:p>
          </table:table-cell>
          <table:table-cell table:style-name="Table7.B107" office:value-type="string">
            <text:p text:style-name="P21">Full-Stack developer, Game-Master's assistant.</text:p>
          </table:table-cell>
        </table:table-row>
        <table:table-row table:style-name="Table7.1">
          <table:table-cell table:style-name="Table7.A108" office:value-type="string">
            <text:p text:style-name="P7"><text:span text:style-name="T8">Responsibilities:</text:span></text:p>
          </table:table-cell>
          <table:table-cell table:style-name="Table7.B108" office:value-type="string">
            <text:list xml:id="list52005404699562" text:continue-numbering="true" text:style-name="WWNum4">
              <text:list-item>
                <text:p text:style-name="P14">Adding and configuring VPN, SQL and web servers using Chef. </text:p>
              </text:list-item>
              <text:list-item>
                <text:p text:style-name="P14">Integrating fake payment system with the services, </text:p>
              </text:list-item>
              <text:list-item>
                <text:p text:style-name="P14">adding vulnerabilities and fixing existent ones.</text:p>
              </text:list-item>
            </text:list>
          </table:table-cell>
        </table:table-row>
        <table:table-row table:style-name="Table7.1">
          <table:table-cell table:style-name="Table7.A109" office:value-type="string">
            <text:p text:style-name="P7"><text:span text:style-name="T8">Project Team Size:</text:span></text:p>
          </table:table-cell>
          <table:table-cell table:style-name="Table7.B109" office:value-type="string">
            <text:p text:style-name="P21">1 developer, 2 game masters, 2 security researchers. </text:p>
          </table:table-cell>
        </table:table-row>
        <table:table-row table:style-name="Table7.1">
          <table:table-cell table:style-name="Table7.A110" office:value-type="string">
            <text:p text:style-name="P7"><text:span text:style-name="T8">Tools &amp; Technologies:</text:span></text:p>
          </table:table-cell>
          <table:table-cell table:style-name="Table7.B110" office:value-type="string">
            <text:p text:style-name="P20">Ruby 2.1, Ruby on Rails 4.2, Chef</text:p>
            <text:p text:style-name="P20"/>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UISGCon 11(2015) <text:s text:c="43"/>Oct 2015 - Dec 2015</text:span></text:p>
          </table:table-cell>
        </table:table-row>
        <table:table-row table:style-name="Table7.1">
          <table:table-cell table:style-name="Table7.A112" office:value-type="string">
            <text:p text:style-name="P7"><text:span text:style-name="T8">Project Description:</text:span></text:p>
          </table:table-cell>
          <table:table-cell table:style-name="Table7.B112" office:value-type="string">
            <text:p text:style-name="P21">«FindMeGetMe» is a fake Dating website with an API for mobile application created for a CTF(Capture The Flag hacking game) organized for UISGCon 11(2015) - Ukrainian InfoSec conference held by Non-Government Organization «Ukrainian Information Security Group» This Fake Dating website was created for security researchers and had no real users or profiles. It was created with pre-defined vulnerabilities related to Redis and Sockets. I used a Free design and added a vulnerable Rack application that gets photos from Redis service using Sockets technology.</text:p>
          </table:table-cell>
        </table:table-row>
        <table:table-row table:style-name="Table7.1">
          <table:table-cell table:style-name="Table7.A113" office:value-type="string">
            <text:p text:style-name="P7"><text:span text:style-name="T8">Customer:</text:span></text:p>
          </table:table-cell>
          <table:table-cell table:style-name="Table7.B113" office:value-type="string">
            <text:p text:style-name="P21">Ukrainian Non-Government Organization «Ukrainian Information Security Group»</text:p>
            <text:p text:style-name="P21"><text:a xlink:type="simple" xlink:href="https://uisgcon.org/" text:style-name="ListLabel_20_39" text:visited-style-name="ListLabel_20_39"><text:span text:style-name="T6">https://uisgcon.org/</text:span></text:a></text:p>
          </table:table-cell>
        </table:table-row>
        <table:table-row table:style-name="Table7.1">
          <table:table-cell table:style-name="Table7.A114" office:value-type="string">
            <text:p text:style-name="P7"><text:span text:style-name="T8">Project Role:</text:span></text:p>
          </table:table-cell>
          <table:table-cell table:style-name="Table7.B114" office:value-type="string">
            <text:p text:style-name="P21">Full-Stack developer, second Game-Master</text:p>
          </table:table-cell>
        </table:table-row>
        <table:table-row table:style-name="Table7.1">
          <table:table-cell table:style-name="Table7.A115" office:value-type="string">
            <text:p text:style-name="P7"><text:span text:style-name="T8">Responsibilities:</text:span></text:p>
          </table:table-cell>
          <table:table-cell table:style-name="Table7.B115" office:value-type="string">
            <text:list xml:id="list52004267671649" text:continue-numbering="true" text:style-name="WWNum4">
              <text:list-item>
                <text:p text:style-name="P14">Creating back-end</text:p>
              </text:list-item>
              <text:list-item>
                <text:p text:style-name="P14">integrating design</text:p>
              </text:list-item>
              <text:list-item>
                <text:p text:style-name="P14">configuring and optimizing web, Redis servers, </text:p>
              </text:list-item>
              <text:list-item>
                <text:p text:style-name="P14">monitoring services and the application during the games. </text:p>
              </text:list-item>
              <text:list-item>
                <text:p text:style-name="P14">Creating API for a mobile app.</text:p>
              </text:list-item>
              <text:list-item>
                <text:p text:style-name="P14">Creating mobile app using React Native. </text:p>
              </text:list-item>
            </text:list>
          </table:table-cell>
        </table:table-row>
        <table:table-row table:style-name="Table7.1">
          <table:table-cell table:style-name="Table7.A116" office:value-type="string">
            <text:p text:style-name="P7"><text:span text:style-name="T8">Project Team Size:</text:span></text:p>
          </table:table-cell>
          <table:table-cell table:style-name="Table7.B116" office:value-type="string">
            <text:p text:style-name="P21">1 developer, 2 game masters, 2 security researchers. </text:p>
          </table:table-cell>
        </table:table-row>
        <table:table-row table:style-name="Table7.1">
          <table:table-cell table:style-name="Table7.A117" office:value-type="string">
            <text:p text:style-name="P7"><text:span text:style-name="T8">Tools &amp; Technologies:</text:span></text:p>
          </table:table-cell>
          <table:table-cell table:style-name="Table7.B117" office:value-type="string">
            <text:p text:style-name="P20">Ruby 2.2, Sinatra, Redis, JavaScript, React Native 0.15</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grunt-coffee-chain - grunt plugin</text:span></text:p>
          </table:table-cell>
        </table:table-row>
        <table:table-row table:style-name="Table7.1">
          <table:table-cell table:style-name="Table7.A119" office:value-type="string">
            <text:p text:style-name="P7"><text:span text:style-name="T8">Project Description:</text:span></text:p>
          </table:table-cell>
          <table:table-cell table:style-name="Table7.B119" office:value-type="string">
            <text:p text:style-name="P21">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120" office:value-type="string">
            <text:p text:style-name="P7"><text:span text:style-name="T8">Customer:</text:span></text:p>
          </table:table-cell>
          <table:table-cell table:style-name="Table7.B120" office:value-type="string">
            <text:p text:style-name="P21">Open-Source Community </text:p>
          </table:table-cell>
        </table:table-row>
        <text:soft-page-break/>
        <table:table-row table:style-name="Table7.1">
          <table:table-cell table:style-name="Table7.A121" office:value-type="string">
            <text:p text:style-name="P7"><text:span text:style-name="T8">Project Role:</text:span></text:p>
          </table:table-cell>
          <table:table-cell table:style-name="Table7.B121" office:value-type="string">
            <text:p text:style-name="P21">JavaScript developer</text:p>
          </table:table-cell>
        </table:table-row>
        <table:table-row table:style-name="Table7.1">
          <table:table-cell table:style-name="Table7.A122" office:value-type="string">
            <text:p text:style-name="P7"><text:span text:style-name="T8">Responsibilities:</text:span></text:p>
          </table:table-cell>
          <table:table-cell table:style-name="Table7.B122" office:value-type="string">
            <text:p text:style-name="P26">Full-stack developer, Support of the OSS</text:p>
          </table:table-cell>
        </table:table-row>
        <table:table-row table:style-name="Table7.1">
          <table:table-cell table:style-name="Table7.A123" office:value-type="string">
            <text:p text:style-name="P7"><text:span text:style-name="T8">Tools &amp; Technologies:</text:span></text:p>
          </table:table-cell>
          <table:table-cell table:style-name="Table7.B123" office:value-type="string">
            <text:p text:style-name="P21">CoffeeScript, JavaScript, Node.js 0.10.15, Grunt 0.4, Sprockets, Snockets</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AsanaGodContact - ruby gem</text:span></text:p>
          </table:table-cell>
        </table:table-row>
        <table:table-row table:style-name="Table7.1">
          <table:table-cell table:style-name="Table7.A125" office:value-type="string">
            <text:p text:style-name="P7"><text:span text:style-name="T8">Project Description:</text:span></text:p>
          </table:table-cell>
          <table:table-cell table:style-name="Table7.B125" office:value-type="string">
            <text:p text:style-name="P21">A gem for sending notifications to Asana using god.rb tool. God.rb is an easy to configure, easy to extend monitoring framework written in Ruby. http://godrb.com/ Asana is a web and mobile application designed to help teams track their work. This OSS ruby gem allows <text:s/>apps to send notifications to Asana in case God.rb raises an issue with your ruby app.</text:p>
          </table:table-cell>
        </table:table-row>
        <table:table-row table:style-name="Table7.1">
          <table:table-cell table:style-name="Table7.A126" office:value-type="string">
            <text:p text:style-name="P7"><text:span text:style-name="T8">Customer:</text:span></text:p>
          </table:table-cell>
          <table:table-cell table:style-name="Table7.B126" office:value-type="string">
            <text:p text:style-name="P21">Open-Source Community</text:p>
          </table:table-cell>
        </table:table-row>
        <table:table-row table:style-name="Table7.1">
          <table:table-cell table:style-name="Table7.A127" office:value-type="string">
            <text:p text:style-name="P7"><text:span text:style-name="T8">Project Role:</text:span></text:p>
          </table:table-cell>
          <table:table-cell table:style-name="Table7.B127" office:value-type="string">
            <text:p text:style-name="P21">Ruby developer</text:p>
          </table:table-cell>
        </table:table-row>
        <table:table-row table:style-name="Table7.1">
          <table:table-cell table:style-name="Table7.A128" office:value-type="string">
            <text:p text:style-name="P7"><text:span text:style-name="T8">Responsibilities:</text:span></text:p>
          </table:table-cell>
          <table:table-cell table:style-name="Table7.B128" office:value-type="string">
            <text:p text:style-name="P26">Full-stack developer, Support of the OSS</text:p>
          </table:table-cell>
        </table:table-row>
        <table:table-row table:style-name="Table7.1">
          <table:table-cell table:style-name="Table7.A129" office:value-type="string">
            <text:p text:style-name="P7"><text:span text:style-name="T8">Tools &amp; Technologies:</text:span></text:p>
          </table:table-cell>
          <table:table-cell table:style-name="Table7.B129" office:value-type="string">
            <text:p text:style-name="P21">Ruby 2.1, Mocha, Minitest</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ff" style:text-underline-style="solid" style:text-underline-width="auto" style:text-underline-color="font-color" fo:background-color="#ffffff"/>
    </style:style>
    <style:style style:name="ListLabel_20_39" style:display-name="ListLabel 39" style:family="text">
      <style:text-properties fo:color="#1155cc" style:text-underline-style="solid" style:text-underline-width="auto" style:text-underline-color="font-color"/>
    </style:style>
    <style:style style:name="ListLabel_20_40" style:display-name="ListLabel 40"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4pt" fo:font-weight="bold" style:font-size-asian="14pt" style:font-weight-asian="bold" style:font-size-complex="14pt"/>
    </style:style>
    <style:style style:name="MP2" style:family="paragraph" style:parent-style-name="Standard">
      <style:paragraph-properties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fo:background-color="#ffffff"/>
    </style:style>
    <style:style style:name="MT4"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Standard"><text:span text:style-name="MT1">Roman Rott<text:tab/></text:span><text:span text:style-name="MT2"><text:tab/><text:tab/><text:tab/><text:tab/><text:tab/><text:tab/><text:tab/><text:tab/><text:tab/><text:tab/></text:span><text:page-number text:select-page="current">10</text:page-number></text:p>
        <text:p text:style-name="Standard">Ruby/JS Full-Stack developer, <text:span text:style-name="MT3">Cybersecurity</text:span> Enthusiast <text:tab/><text:tab/><text:tab/> <text:s/>Location: Kyiv, Ukraine</text:p>
        <text:p text:style-name="MP2">Contact phone number: +380-50-832-7234 <text:s text:c="3"/><text:tab/> <text:s text:c="5"/><text:a xlink:type="simple" xlink:href="mailto:roman@rrott.com" text:style-name="ListLabel_20_40" text:visited-style-name="ListLabel_20_40"><text:span text:style-name="MT4">roman@rrott.com</text:span></text:a> / <text:a xlink:type="simple" xlink:href="mailto:roman.rott@owasp.org" text:style-name="ListLabel_20_40" text:visited-style-name="ListLabel_20_40"><text:span text:style-name="MT4">roman.rott@owasp.org</text:span></text:a></text:p>
        <text:p text:style-name="MP2"><draw:rect text:anchor-type="as-char" style:rel-width="100%" draw:z-index="9"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0" meta:paragraph-count="338" meta:word-count="2778" meta:character-count="19369" meta:non-whitespace-character-count="16682"/>
    <meta:generator>LibreOfficeDev/6.0.5.2$Linux_X86_64 LibreOffice_project/</meta:generator>
  </office:meta>
</office:document-meta>
</file>